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Mono" fo:font-size="10pt" officeooo:rsid="00065aba" style:font-size-asian="10pt" style:font-size-complex="10pt"/>
    </style:style>
    <style:style style:name="P2" style:family="paragraph" style:parent-style-name="Preformatted_20_Text">
      <style:text-properties style:font-name="FreeMono" fo:font-size="7pt" style:font-size-asian="7pt" style:font-size-complex="7pt"/>
    </style:style>
    <style:style style:name="P3" style:family="paragraph" style:parent-style-name="Preformatted_20_Text">
      <style:text-properties style:font-name="FreeMono" fo:font-size="7pt" officeooo:rsid="00065aba" style:font-size-asian="7pt" style:font-size-complex="7pt"/>
    </style:style>
    <style:style style:name="T1" style:family="text">
      <style:text-properties officeooo:rsid="00065aba"/>
    </style:style>
    <style:style style:name="T2" style:family="text">
      <style:text-properties fo:font-size="7pt" officeooo:rsid="00065aba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=============================================================================;</text:p>
      <text:p text:style-name="P1">; <text:s/>GoASM <text:s text:c="69"/>;</text:p>
      <text:p text:style-name="P1">; ======= <text:s text:c="68"/>;</text:p>
      <text:p text:style-name="P1">; <text:s text:c="76"/>;</text:p>
      <text:p text:style-name="P1">; This is a two-player game based on the board-game Go. <text:s text:c="22"/>;</text:p>
      <text:p text:style-name="P1">; One player is white - the other black. Alternately each player places its <text:s text:c="2"/>;</text:p>
      <text:p text:style-name="P1">; stone on the points on the board. <text:s text:c="42"/>;</text:p>
      <text:p text:style-name="P1">; <text:s text:c="76"/>;</text:p>
      <text:p text:style-name="P1">; = = = = = = = = = = = = = = = = = = = = = = = = = = = = = = = = = = = = = = ;</text:p>
      <text:p text:style-name="P1">; Made by: <text:s text:c="5"/>Manuel Bellersen <text:s text:c="45"/>;</text:p>
      <text:p text:style-name="P1">; <text:s/>Matrikel: <text:s text:c="3"/>46958 <text:s text:c="56"/>;</text:p>
      <text:p text:style-name="P1">; <text:s/>E-Mail: <text:s text:c="5"/>manuel.bellersen@stud.htwk-leipzig.de <text:s text:c="24"/>;</text:p>
      <text:p text:style-name="P1">; <text:s/>License: <text:s text:c="4"/>GPLv3 or later <text:s text:c="47"/>;</text:p>
      <text:p text:style-name="P1">;=============================================================================;</text:p>
      <text:p text:style-name="P1"><text:s text:c="4"/>.model small</text:p>
      <text:p text:style-name="P1"><text:s text:c="4"/>.486</text:p>
      <text:p text:style-name="P1">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1">; <text:s/>Constants</text:p>
      <text:p text:style-name="P1">; ~~~~~~~~~~~</text:p>
      <text:p text:style-name="P1"><text:s text:c="4"/>esc_code = 1Bh <text:s text:c="13"/>;=&gt; Codes of ASCII ESC,</text:p>
      <text:p text:style-name="P1"><text:s text:c="4"/>b_code <text:s text:c="2"/>= 62h <text:s text:c="13"/>; <text:s text:c="2"/>B,</text:p>
      <text:p text:style-name="P1"><text:s text:c="4"/>w_code <text:s text:c="2"/>= 77h <text:s text:c="13"/>; <text:s text:c="2"/>W,</text:p>
      <text:p text:style-name="P1"><text:s text:c="4"/>o_code <text:s text:c="2"/>= 6Fh <text:s text:c="13"/>; <text:s text:c="2"/>O,</text:p>
      <text:p text:style-name="P1"><text:s text:c="4"/>p_code <text:s text:c="2"/>= 70h <text:s text:c="13"/>; <text:s text:c="2"/>P,</text:p>
      <text:p text:style-name="P1"><text:s text:c="4"/>wav_code = 7Eh <text:s text:c="13"/>; <text:s text:c="2"/>~,</text:p>
      <text:p text:style-name="P1"><text:s text:c="4"/>CR = 13 <text:s text:c="20"/>; <text:s text:c="2"/>Carriage Return</text:p>
      <text:p text:style-name="P1"><text:s text:c="4"/>LF = 10 <text:s text:c="20"/>; <text:s text:c="2"/>and Line Feed <text:s text:c="26"/>&lt;=|</text:p>
      <text:p text:style-name="P1"><text:s text:c="4"/>video_seg <text:s/>= 0A000h <text:s text:c="8"/>; Video-Segment</text:p>
      <text:p text:style-name="P1"><text:s text:c="4"/>board_size = 12 <text:s text:c="12"/>; Size of the board (square) -&gt; 12x12</text:p>
      <text:p text:style-name="P1"><text:s text:c="4"/>field_size = 16 <text:s text:c="12"/>; Size of a graphical field</text:p>
      <text:p text:style-name="P1"><text:s text:c="4"/>win_width <text:s/>= 320 <text:s text:c="11"/>; Width of the dos-window</text:p>
      <text:p text:style-name="P1"><text:s text:c="4"/>win_height = 200 <text:s text:c="11"/>; Height of the dos-window</text:p>
      <text:p text:style-name="P1"><text:s text:c="4"/>next_y = board_size <text:s text:c="8"/>; Number of fields till next y <text:s text:c="7"/></text:p>
      <text:p text:style-name="P1"><text:s text:c="4"/>next_x = 1 <text:s text:c="17"/>; <text:s text:c="13"/>and till next x</text:p>
      <text:p text:style-name="P1"><text:s text:c="4"/>BLACK <text:s text:c="2"/>= 0 <text:s text:c="16"/>;=&gt; Symbolic constants for BLACK,</text:p>
      <text:p text:style-name="P1"><text:s text:c="4"/>WHITE <text:s text:c="2"/>= 1 <text:s text:c="16"/>; <text:s text:c="2"/>WHITE,</text:p>
      <text:p text:style-name="P1"><text:s text:c="4"/>TRUE <text:s text:c="3"/>= 0 <text:s text:c="16"/>; <text:s text:c="2"/>TRUE,</text:p>
      <text:p text:style-name="P1"><text:s text:c="4"/>FALSE <text:s text:c="2"/>= 1 <text:s text:c="16"/>; <text:s text:c="2"/>FALSE,</text:p>
      <text:p text:style-name="P1"><text:s text:c="4"/>FREE <text:s text:c="3"/>= 0 <text:s text:c="16"/>; <text:s text:c="2"/>FREE,</text:p>
      <text:p text:style-name="P1"><text:s text:c="4"/>UNFREE <text:s/>= 1 <text:s text:c="16"/>; <text:s text:c="2"/>UNFREE</text:p>
      <text:p text:style-name="P1"><text:s text:c="4"/>ALLFOUR = 4 <text:s text:c="16"/>; <text:s text:c="2"/>and ALLFOUR (meaning all 4 directions) <text:s/>&lt;=|</text:p>
      <text:p text:style-name="P1"><text:s text:c="4"/>SGF_MAX = 256 <text:s text:c="14"/>; Size of buffer to store placed stones for SGF</text:p>
      <text:p text:style-name="P1"><text:s text:c="4"/>S1 <text:s text:c="8"/>= 1000 <text:s text:c="10"/>; One second is 1000ms</text:p>
      <text:p text:style-name="P1"><text:s text:c="4"/>MS55 <text:s text:c="6"/>= 55 <text:s text:c="12"/>; Timer is called every 55ms</text:p>
      <text:p text:style-name="P1"><text:s text:c="4"/>SOUNDMAX <text:s text:c="2"/>= 2 <text:s text:c="13"/>; Sound is played maximal 2*55ms</text:p>
      <text:p text:style-name="P1"><text:s text:c="4"/>SOUND_HIGH = 00Bh <text:s text:c="10"/>; 16bit note to play ( G on 4th octave, 392Hz)</text:p>
      <text:p text:style-name="P1"><text:s text:c="4"/>SOUND_LOW <text:s/>= 0E3h <text:s text:c="10"/>;</text:p>
      <text:p text:style-name="P1"><text:s text:c="4"/>.data</text:p>
      <text:p text:style-name="P1">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1">; <text:s/>Variables</text:p>
      <text:p text:style-name="P1">; ~~~~~~~~~~~</text:p>
      <text:p text:style-name="P1"><text:s text:c="4"/>COUNT <text:s text:c="6"/>DW 0h <text:s text:c="10"/>; Counting number of captured stones of a ERASE</text:p>
      <text:p text:style-name="P1"><text:s text:c="4"/>PointsBlack DW 0h <text:s text:c="10"/>; Holding number of captured stones of BLACK</text:p>
      <text:p text:style-name="P1"><text:s text:c="4"/>PointsWhite DW 0h <text:s text:c="10"/>; <text:s text:c="33"/>and WHITE</text:p>
      <text:p text:style-name="P1"><text:s text:c="4"/>OldISRcs <text:s text:c="3"/>DW 0h <text:s text:c="10"/>; Holding CS and</text:p>
      <text:p text:style-name="P1"><text:s text:c="4"/>OldISRbx <text:s text:c="3"/>DW 0h <text:s text:c="10"/>; <text:s text:c="8"/>BX of old ISR</text:p>
      <text:p text:style-name="P1"><text:s text:c="4"/>TimeAdd <text:s text:c="4"/>DW 0h <text:s text:c="10"/>; Counter for Timer</text:p>
      <text:p text:style-name="P1"><text:s text:c="4"/>TimeLast <text:s text:c="3"/>DW 0h <text:s text:c="10"/>; Holding last timer-var</text:p>
      <text:p text:style-name="P1"><text:s text:c="4"/>TimeBlack <text:s text:c="2"/>DW 0h <text:s text:c="10"/>; Counter of seconds for BLACK</text:p>
      <text:p text:style-name="P1"><text:s text:c="4"/>TimeWhite <text:s text:c="2"/>DW 0h <text:s text:c="10"/>; <text:s text:c="19"/>and WHITE</text:p>
      <text:p text:style-name="P1"><text:s text:c="4"/>TimeCounterBlack DW 0h <text:s text:c="5"/>; Counter of ms for BLACK</text:p>
      <text:p text:style-name="P1"><text:s text:c="4"/>TimeCounterWhite DW 0h <text:s text:c="5"/>; <text:s text:c="14"/>and WHITE</text:p>
      <text:p text:style-name="P1"><text:s text:c="4"/>TimeSound <text:s text:c="2"/>DW 0h <text:s text:c="10"/>; Counter for how long to hear the *beep*</text:p>
      <text:p text:style-name="P1"><text:s text:c="4"/>SOUND_OFF <text:s text:c="2"/>DB 0h <text:s text:c="10"/>; Status of sound</text:p>
      <text:p text:style-name="P1"><text:s text:c="4"/>KISAVE <text:s text:c="5"/>DW 0h <text:s text:c="10"/>; Saving overhead of random number </text:p>
      <text:p text:style-name="P1"><text:s text:c="4"/>SGF_FID <text:s text:c="4"/>DW 0h <text:s text:c="13"/>; Pointer to file to save sgf-data</text:p>
      <text:p text:style-name="P1"><text:soft-page-break/><text:s text:c="4"/>SGFPATH <text:s text:c="4"/>DB "myGoASM.sgf",0 ; Path to store file</text:p>
      <text:p text:style-name="P1"><text:s text:c="4"/>SGFERRORMSG DB "Could not create myGoASM.sgf","$" <text:s text:c="3"/>; FAIL and</text:p>
      <text:p text:style-name="P1"><text:s text:c="4"/>SGFOKMSG <text:s text:c="3"/>DB "Saved your game at myGoASM.sgf.","$" ; OK message</text:p>
      <text:p text:style-name="P1"><text:s text:c="4"/>SGFDATACOLOR DW SGF_MAX DUP (0) ;=&gt; Place to save the color,</text:p>
      <text:p text:style-name="P1"><text:s text:c="4"/>SGFDATAX DB SGF_MAX DUP (0) <text:s text:c="4"/>; <text:s text:c="2"/>the X</text:p>
      <text:p text:style-name="P1"><text:s text:c="4"/>SGFDATAY DB SGF_MAX DUP (0) <text:s text:c="4"/>; <text:s text:c="2"/>and Y coordinates for the sgf-file</text:p>
      <text:p text:style-name="P1"><text:s text:c="4"/>SGFNUMBER <text:s text:c="2"/>DW 0000h <text:s text:c="11"/>; Number of free field to save next stone</text:p>
      <text:p text:style-name="P1"><text:s text:c="4"/>SGFRUNNER <text:s text:c="2"/>DW 0000h <text:s text:c="11"/>; Running up to number of last field</text:p>
      <text:p text:style-name="P1"><text:s text:c="4"/>SGFSIGNS DB "abcdefghijkl","$" <text:s/>;=&gt; Characters to use in SGF-file for X,Y,</text:p>
      <text:p text:style-name="P1"><text:s text:c="4"/>SGFB <text:s text:c="4"/>DB "B","$" <text:s text:c="12"/>; <text:s text:c="2"/>player BLACK,</text:p>
      <text:p text:style-name="P1"><text:s text:c="4"/>SGFW <text:s text:c="4"/>DB "W","$" <text:s text:c="12"/>; <text:s text:c="2"/>player WHITE,</text:p>
      <text:p text:style-name="P1"><text:s text:c="4"/>SGFBRACKETOPEN <text:s/>DB "(","$" <text:s text:c="5"/>; <text:s text:c="2"/>start,</text:p>
      <text:p text:style-name="P1"><text:s text:c="4"/>SGFBRACKETCLOSE DB ")","$" <text:s text:c="5"/>; <text:s text:c="2"/>end,</text:p>
      <text:p text:style-name="P1"><text:s text:c="4"/>SGFBOXOPEN <text:s text:c="5"/>DB "[","$" <text:s text:c="5"/>; <text:s text:c="2"/>coordinate-start,</text:p>
      <text:p text:style-name="P1"><text:s text:c="4"/>SGFBOXCLOSE <text:s text:c="4"/>DB "]","$" <text:s text:c="5"/>; <text:s text:c="2"/>coordinate-end,</text:p>
      <text:p text:style-name="P1"><text:s text:c="4"/>SGFSEMICOLON <text:s text:c="3"/>DB ";","$" <text:s text:c="5"/>; <text:s text:c="2"/>group-end and </text:p>
      <text:p text:style-name="P1"><text:s text:c="4"/>SGFEXTRA <text:s text:c="2"/>DB ";AP[GoASM:1.0]GM[1]SZ[12]","$" ; some static information</text:p>
      <text:p text:style-name="P1"><text:s text:c="4"/>BOARD <text:s text:c="5"/>DW 144 DUP (0000h) ; The board where to play on (current <text:s/>12x12)</text:p>
      <text:p text:style-name="P1"><text:s text:c="4"/>CHECKBOARD DB 144 DUP (0000h) ; Extra virtual board to set checked stones</text:p>
      <text:p text:style-name="P1"><text:s text:c="4"/>PLACED <text:s text:c="4"/>DB 00h <text:s text:c="12"/>; Was stone placed: 0 OK <text:s text:c="3"/>-- else Not OK</text:p>
      <text:p text:style-name="P1"><text:s text:c="4"/>NextPlayer DB 00h <text:s text:c="12"/>; Who is next <text:s/>: 0 BLACK -- else WHITE</text:p>
      <text:p text:style-name="P1"><text:s text:c="4"/>AROUND <text:s text:c="4"/>DB 00h <text:s text:c="12"/>; Is around OK : 0 OK <text:s text:c="3"/>-- else Not OK</text:p>
      <text:p text:style-name="P1"><text:s text:c="4"/>LOOK <text:s text:c="6"/>DB 00h <text:s text:c="12"/>; Look, is free: 0 Free <text:s/>-- else not free</text:p>
      <text:p text:style-name="P1"><text:s text:c="4"/>COVAR <text:s text:c="5"/>DB 00h <text:s text:c="12"/>; Is direction free: 0 Free <text:s/>-- else not free</text:p>
      <text:p text:style-name="P1"><text:s text:c="4"/>YVAR <text:s text:c="6"/>DW 00h <text:s text:c="12"/>; For restoring the Y value</text:p>
      <text:p text:style-name="P1"><text:s text:c="4"/>TEN <text:s text:c="7"/>DB 10 <text:s text:c="13"/>; "Constant" to dived to get single values</text:p>
      <text:p text:style-name="P1"><text:s text:c="4"/>StartX <text:s text:c="4"/>DB 0h <text:s text:c="13"/>;=&gt; Start-points for X and</text:p>
      <text:p text:style-name="P1"><text:s text:c="4"/>StartY <text:s text:c="4"/>DB 0h <text:s text:c="13"/>; <text:s text:c="2"/>Y for displaying HUD</text:p>
      <text:p text:style-name="P1"><text:s text:c="4"/>MYCOLOR <text:s text:c="5"/>DW 0000h <text:s text:c="6"/>; Color of stone next to where to placed to</text:p>
      <text:p text:style-name="P1"><text:s text:c="4"/>OldMouseInt <text:s/>DW 0000h <text:s text:c="6"/>; Saving old mouse routine</text:p>
      <text:p text:style-name="P1"><text:s text:c="4"/>OldMouseMask DW 0000h <text:s text:c="6"/>; <text:s text:c="3"/>and old mouse mask</text:p>
      <text:p text:style-name="P1"><text:s text:c="4"/>MOUSEX <text:s text:c="6"/>DW 0000h <text:s text:c="6"/>; Saving mouse x and</text:p>
      <text:p text:style-name="P1"><text:s text:c="4"/>MOUSEY <text:s text:c="6"/>DW 0000h <text:s text:c="6"/>; <text:s text:c="13"/>y coordinates</text:p>
      <text:p text:style-name="P1"><text:s text:c="4"/>; Following are the BLACK and WHITE stones and the empty field</text:p>
      <text:p text:style-name="P3"><text:s text:c="4"/>BufferBlack DB field_size DUP (185, 185, 185, 185, 185, 185, 000, 000, 000, 000, 185, 185, 185, 185, 185, 185)</text:p>
      <text:p text:style-name="P3"><text:s text:c="16"/>DB field_size DUP (185, 185, 185, 185, 000, 000, 000, 000, 000, 000, 000, 000, 185, 185, 185, 185) </text:p>
      <text:p text:style-name="P3"><text:s text:c="16"/>DB field_size DUP (185, 185, 185, 000, 000, 000, 000, 000, 000, 000, 000, 000, 000, 185, 185, 185) </text:p>
      <text:p text:style-name="P3"><text:s text:c="16"/>DB field_size DUP (185, 185, 000, 000, 000, 000, 000, 000, 000, 000, 000, 000, 000, 000, 185, 185) </text:p>
      <text:p text:style-name="P3"><text:s text:c="16"/>DB field_size DUP (185, 000, 000, 000, 000, 000, 000, 000, 000, 000, 000, 000, 000, 000, 000, 185) </text:p>
      <text:p text:style-name="P3"><text:s text:c="16"/>DB field_size DUP (185, 000, 000, 000, 000, 000, 000, 000, 000, 000, 000, 000, 000, 000, 000, 185) </text:p>
      <text:p text:style-name="P3"><text:s text:c="16"/>DB field_size DUP (000, 000, 000, 000, 000, 000, 000, 000, 000, 000, 000, 000, 000, 000, 000, 000) </text:p>
      <text:p text:style-name="P3"><text:s text:c="16"/>DB field_size DUP (000, 000, 000, 000, 000, 000, 000, 000, 000, 000, 000, 000, 000, 000, 000, 000) </text:p>
      <text:p text:style-name="P3"><text:s text:c="16"/>DB field_size DUP (000, 000, 000, 000, 000, 000, 000, 000, 000, 000, 000, 000, 000, 000, 000, 000) </text:p>
      <text:p text:style-name="P3"><text:s text:c="16"/>DB field_size DUP (000, 000, 000, 000, 000, 000, 000, 000, 000, 000, 000, 000, 000, 000, 000, 000) </text:p>
      <text:p text:style-name="P3"><text:s text:c="16"/>DB field_size DUP (185, 000, 000, 000, 000, 000, 000, 000, 000, 000, 000, 000, 000, 000, 000, 185) </text:p>
      <text:p text:style-name="P3"><text:s text:c="16"/>DB field_size DUP (185, 000, 000, 000, 000, 000, 000, 000, 000, 000, 000, 000, 000, 000, 000, 185) </text:p>
      <text:p text:style-name="P3"><text:s text:c="16"/>DB field_size DUP (185, 185, 000, 000, 000, 000, 000, 000, 000, 000, 000, 000, 000, 000, 185, 185) </text:p>
      <text:p text:style-name="P3"><text:s text:c="16"/>DB field_size DUP (185, 185, 185, 000, 000, 000, 000, 000, 000, 000, 000, 000, 000, 185, 185, 185) </text:p>
      <text:p text:style-name="P3"><text:s text:c="16"/>DB field_size DUP (185, 185, 185, 185, 000, 000, 000, 000, 000, 000, 000, 000, 185, 185, 185, 185) </text:p>
      <text:p text:style-name="P3"><text:s text:c="16"/>DB field_size DUP (185, 185, 185, 185, 185, 185, 000, 000, 000, 000, 185, 185, 185, 185, 185, 185) </text:p>
      <text:p text:style-name="P3"><text:s text:c="4"/>BufferWhite DB field_size DUP (185, 185, 185, 185, 185, 185, 015, 015, 015, 015, 185, 185, 185, 185, 185, 185) <text:s/></text:p>
      <text:p text:style-name="P3"><text:s text:c="16"/>DB field_size DUP (185, 185, 185, 185, 015, 015, 015, 015, 015, 015, 015, 015, 185, 185, 185, 185) </text:p>
      <text:p text:style-name="P3"><text:s text:c="16"/>DB field_size DUP (185, 185, 185, 015, 015, 015, 015, 015, 015, 015, 015, 015, 015, 185, 185, 185) </text:p>
      <text:p text:style-name="P3"><text:s text:c="16"/>DB field_size DUP (185, 185, 015, 015, 015, 015, 015, 015, 015, 015, 015, 015, 015, 015, 185, 185) </text:p>
      <text:p text:style-name="P3"><text:s text:c="16"/>DB field_size DUP (185, 015, 015, 015, 015, 015, 015, 015, 015, 015, 015, 015, 015, 015, 015, 185) </text:p>
      <text:p text:style-name="P3"><text:s text:c="16"/>DB field_size DUP (185, 015, 015, 015, 015, 015, 015, 015, 015, 015, 015, 015, 015, 015, 015, 185) </text:p>
      <text:p text:style-name="P3"><text:s text:c="16"/>DB field_size DUP (015, 015, 015, 015, 015, 015, 015, 015, 015, 015, 015, 015, 015, 015, 015, 015) </text:p>
      <text:p text:style-name="P3"><text:s text:c="16"/>DB field_size DUP (015, 015, 015, 015, 015, 015, 015, 015, 015, 015, 015, 015, 015, 015, 015, 015) </text:p>
      <text:p text:style-name="P3"><text:s text:c="16"/>DB field_size DUP (015, 015, 015, 015, 015, 015, 015, 015, 015, 015, 015, 015, 015, 015, 015, 015) </text:p>
      <text:p text:style-name="P3"><text:s text:c="16"/>DB field_size DUP (015, 015, 015, 015, 015, 015, 015, 015, 015, 015, 015, 015, 015, 015, 015, 015) </text:p>
      <text:p text:style-name="P3"><text:s text:c="16"/>DB field_size DUP (185, 015, 015, 015, 015, 015, 015, 015, 015, 015, 015, 015, 015, 015, 015, 185) </text:p>
      <text:p text:style-name="P3"><text:s text:c="16"/>DB field_size DUP (185, 015, 015, 015, 015, 015, 015, 015, 015, 015, 015, 015, 015, 015, 015, 185) </text:p>
      <text:p text:style-name="P3"><text:s text:c="16"/>DB field_size DUP (185, 185, 015, 015, 015, 015, 015, 015, 015, 015, 015, 015, 015, 015, 185, 185) </text:p>
      <text:p text:style-name="P3"><text:s text:c="16"/>DB field_size DUP (185, 185, 185, 015, 015, 015, 015, 015, 015, 015, 015, 015, 015, 185, 185, 185) </text:p>
      <text:p text:style-name="P3"><text:s text:c="16"/>DB field_size DUP (185, 185, 185, 185, 015, 015, 015, 015, 015, 015, 015, 015, 185, 185, 185, 185) </text:p>
      <text:p text:style-name="P3"><text:s text:c="16"/>DB field_size DUP (185, 185, 185, 185, 185, 185, 015, 015, 015, 015, 185, 185, 185, 185, 185, 185) </text:p>
      <text:p text:style-name="P3"><text:s text:c="4"/>BufferField DB field_size DUP (185, 185, 185, 185, 185, 185, 185, 185, 185, 185, 185, 185, 185, 185, 185, 185) <text:s/>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000, 015, 185, 185, 185, 185, 185, 185, 185) </text:p>
      <text:p text:style-name="P3"><text:s text:c="16"/>DB field_size DUP (185, 185, 185, 185, 185, 185, 185, 015, 000, 185, 185, 185, 185, 185, 185, 185) 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3"><text:soft-page-break/><text:s text:c="16"/>DB field_size DUP (185, 185, 185, 185, 185, 185, 185, 185, 185, 185, 185, 185, 185, 185, 185, 185) </text:p>
      <text:p text:style-name="P3"><text:s text:c="16"/>DB field_size DUP (185, 185, 185, 185, 185, 185, 185, 185, 185, 185, 185, 185, 185, 185, 185, 185) </text:p>
      <text:p text:style-name="P1"><text:s text:c="4"/>Cursor <text:s text:c="2"/>DW 1111111111111111b <text:s text:c="2"/>;=&gt; This will be how the mouse cursor will</text:p>
      <text:p text:style-name="P1"><text:s text:c="13"/>DW 1111000000011111b <text:s text:c="2"/>; <text:s text:c="2"/>look like</text:p>
      <text:p text:style-name="P1"><text:s text:c="13"/>DW 1110000000000111b <text:s text:c="2"/>; <text:s text:c="2"/>(first layer)</text:p>
      <text:p text:style-name="P1"><text:s text:c="13"/>DW 1100000000000011b</text:p>
      <text:p text:style-name="P1"><text:s text:c="13"/>DW 1000000000000011b</text:p>
      <text:p text:style-name="P1"><text:s text:c="13"/>DW 1000000000000001b</text:p>
      <text:p text:style-name="P1"><text:s text:c="13"/>DW 1000000000000001b</text:p>
      <text:p text:style-name="P1"><text:s text:c="13"/>DW 1000000000000001b</text:p>
      <text:p text:style-name="P1"><text:s text:c="13"/>DW 1000000000000001b</text:p>
      <text:p text:style-name="P1"><text:s text:c="13"/>DW 1000000000000001b</text:p>
      <text:p text:style-name="P1"><text:s text:c="13"/>DW 1000000000000001b</text:p>
      <text:p text:style-name="P1"><text:s text:c="13"/>DW 1100000000000001b</text:p>
      <text:p text:style-name="P1"><text:s text:c="13"/>DW 1100000000000001b</text:p>
      <text:p text:style-name="P1"><text:s text:c="13"/>DW 1110000000000011b</text:p>
      <text:p text:style-name="P1"><text:s text:c="13"/>DW 1111100000000111b</text:p>
      <text:p text:style-name="P1"><text:s text:c="13"/>DW 1111111111111111b <text:s text:c="2"/>;&lt;=|</text:p>
      <text:p text:style-name="P1"><text:s text:c="13"/>DW 0000000000000000b <text:s text:c="2"/>;=&gt; (second layer)</text:p>
      <text:p text:style-name="P1"><text:s text:c="13"/>DW 0000111100000000b</text:p>
      <text:p text:style-name="P1"><text:s text:c="13"/>DW 0001110000000000b</text:p>
      <text:p text:style-name="P1"><text:s text:c="13"/>DW 0011100001000000b</text:p>
      <text:p text:style-name="P1"><text:s text:c="13"/>DW 0111100011100000b</text:p>
      <text:p text:style-name="P1"><text:s text:c="13"/>DW 0111100001000000b</text:p>
      <text:p text:style-name="P1"><text:s text:c="13"/>DW 0111110000000000b</text:p>
      <text:p text:style-name="P1"><text:s text:c="13"/>DW 0111111000000000b</text:p>
      <text:p text:style-name="P1"><text:s text:c="13"/>DW 0111111110000000b</text:p>
      <text:p text:style-name="P1"><text:s text:c="13"/>DW 0111111111100000b</text:p>
      <text:p text:style-name="P1"><text:s text:c="13"/>DW 0111110011110000b</text:p>
      <text:p text:style-name="P1"><text:s text:c="13"/>DW 0011100001110000b</text:p>
      <text:p text:style-name="P1"><text:s text:c="13"/>DW 0011110011110000b</text:p>
      <text:p text:style-name="P1"><text:s text:c="13"/>DW 0001111111100000b</text:p>
      <text:p text:style-name="P1"><text:s text:c="13"/>DW 0000011110000000b</text:p>
      <text:p text:style-name="P1"><text:s text:c="13"/>DW 0000000000000000b <text:s text:c="2"/>;&lt;=|</text:p>
      <text:p text:style-name="P1"><text:s text:c="4"/>BufferHUD DB CR, LF," <text:s text:c="39"/>" <text:s text:c="5"/>; This</text:p>
      <text:p text:style-name="P1"><text:s text:c="14"/>DB CR, LF," <text:s text:c="29"/>GoASM <text:s text:c="4"/>" <text:s text:c="5"/>; is</text:p>
      <text:p text:style-name="P1"><text:s text:c="14"/>DB CR, LF," <text:s text:c="39"/>" <text:s text:c="5"/>; the</text:p>
      <text:p text:style-name="P1"><text:s text:c="14"/>DB CR, LF," <text:s text:c="24"/>Captured BLACK " <text:s text:c="5"/>; HUD</text:p>
      <text:p text:style-name="P1"><text:s text:c="14"/>DB CR, LF," <text:s text:c="37"/>0 " <text:s text:c="5"/></text:p>
      <text:p text:style-name="P1"><text:s text:c="14"/>DB CR, LF," <text:s text:c="39"/>"</text:p>
      <text:p text:style-name="P1"><text:s text:c="14"/>DB CR, LF," <text:s text:c="24"/>Captured WHITE "</text:p>
      <text:p text:style-name="P1"><text:s text:c="14"/>DB CR, LF," <text:s text:c="37"/>0 "</text:p>
      <text:p text:style-name="P1"><text:s text:c="14"/>DB CR, LF," <text:s text:c="39"/>"</text:p>
      <text:p text:style-name="P1"><text:s text:c="14"/>DB CR, LF," <text:s text:c="24"/>Time <text:s text:c="10"/>"</text:p>
      <text:p text:style-name="P1"><text:s text:c="14"/>DB CR, LF," <text:s text:c="25"/>B: <text:s text:c="9"/>0 "</text:p>
      <text:p text:style-name="P1"><text:s text:c="14"/>DB CR, LF," <text:s text:c="25"/>W: <text:s text:c="9"/>0 "</text:p>
      <text:p text:style-name="P1"><text:s text:c="14"/>DB CR, LF," <text:s text:c="24"/>Pass <text:s text:c="6"/>Exit", "$"</text:p>
      <text:p text:style-name="P1"><text:s text:c="4"/>; The next one is the message at the end of the game</text:p>
      <text:p text:style-name="P2"><text:span text:style-name="T1"><text:s text:c="4"/></text:span><text:span text:style-name="T1">GoodBye DB CR, LF, " <text:s text:c="4"/>_ <text:s/>_ <text:s/>_ <text:s text:c="25"/>_ <text:s text:c="9"/>_ <text:s/>_ <text:s/>_ <text:s/>_ <text:s text:c="3"/>_ <text:s text:c="10"/>_ <text:s text:c="2"/>"</text:span></text:p>
      <text:p text:style-name="P3"><text:s text:c="12"/>DB CR, LF, " <text:s/>_ (_)(_)(_) _ <text:s text:c="20"/>_(_)_ <text:s text:c="5"/>_(_)(_)(_)(_)_ (_) _ <text:s text:c="4"/>_ (_) <text:s/>" </text:p>
      <text:p text:style-name="P3"><text:s text:c="12"/>DB CR, LF, " (_) <text:s text:c="8"/>(_) <text:s text:c="3"/>_ <text:s/>_ <text:s/>_ <text:s text:c="6"/>_(_) (_)_ <text:s text:c="2"/>(_) <text:s text:c="9"/>(_)(_)(_) <text:s text:c="2"/>(_)(_) <text:s/>" </text:p>
      <text:p text:style-name="P3"><text:s text:c="12"/>DB CR, LF, " (_) <text:s text:c="3"/>_ <text:s/>_ <text:s/>_ <text:s/>_ (_)(_)(_) _ <text:s/>_(_) <text:s text:c="4"/>(_)_ (_)_ <text:s/>_ <text:s/>_ <text:s/>_ <text:s text:c="2"/>(_) (_)_(_) (_) <text:s/>" </text:p>
      <text:p text:style-name="P3"><text:s text:c="12"/>DB CR, LF, " (_) <text:s text:c="2"/>(_)(_)(_)(_) <text:s text:c="8"/>(_)(_) _ <text:s/>_ <text:s/>_ (_) <text:s/>(_)(_)(_)(_)_ (_) <text:s text:c="2"/>(_) <text:s text:c="2"/>(_) <text:s/>" </text:p>
      <text:p text:style-name="P3"><text:s text:c="12"/>DB CR, LF, " (_) <text:s text:c="8"/>(_)(_) <text:s text:c="8"/>(_)(_)(_)(_)(_)(_) _ <text:s text:c="10"/>(_)(_) <text:s text:c="8"/>(_) <text:s/>" </text:p>
      <text:p text:style-name="P3"><text:s text:c="12"/>DB CR, LF, " (_) _ <text:s/>_ <text:s/>_ (_)(_) _ <text:s/>_ <text:s/>_ (_)(_) <text:s text:c="8"/>(_)(_)_ <text:s/>_ <text:s/>_ <text:s/>_(_)(_) <text:s text:c="8"/>(_) <text:s/>" </text:p>
      <text:p text:style-name="P3"><text:s text:c="12"/>DB CR, LF, " <text:s text:c="3"/>(_)(_)(_)(_) <text:s text:c="2"/>(_)(_)(_) <text:s text:c="2"/>(_) <text:s text:c="8"/>(_) <text:s/>(_)(_)(_)(_) <text:s/>(_) <text:s text:c="8"/>(_) <text:s/>" </text:p>
      <text:p text:style-name="P3"><text:s text:c="12"/>DB CR, LF, " <text:s text:c="78"/>" </text:p>
      <text:p text:style-name="P3"><text:s text:c="12"/>DB CR, LF, " " </text:p>
      <text:p text:style-name="P3"><text:s text:c="12"/>DB CR, LF, " <text:s text:c="9"/>_ <text:s/>_ <text:s/>_ <text:s/>_ <text:s/>_ <text:s/>_ <text:s/>_ <text:s/>_ <text:s/>_ <text:s/>_ <text:s/>_ <text:s/>_ <text:s/>_ <text:s/>_ <text:s/>_ <text:s/>_ <text:s/>_ <text:s/>_ <text:s/>_ <text:s/>_ " </text:p>
      <text:p text:style-name="P3"><text:s text:c="12"/>DB CR, LF, " <text:s text:c="8"/>(_)(_)(_)(_)(_)(_)(_)(_)(_)(_)(_)(_)(_)(_)(_)(_)(_)(_)(_)(_)" </text:p>
      <text:p text:style-name="P3"><text:s text:c="12"/>DB CR, LF, " <text:s text:c="8"/>(_) <text:s text:c="53"/>(_)" </text:p>
      <text:p text:style-name="P3"><text:s text:c="12"/>DB CR, LF, " <text:s text:c="8"/>(_) <text:s text:c="2"/>Made by <text:s/>Manuel Bellersen <text:s text:c="25"/>(_)" </text:p>
      <text:p text:style-name="P3"><text:s text:c="12"/>DB CR, LF, " <text:s text:c="8"/>(_) <text:s text:c="2"/>E-Mail <text:s text:c="2"/>manuel.bellersen@stud.htwk-leipzig.de <text:s text:c="4"/>(_)" </text:p>
      <text:p text:style-name="P3"><text:s text:c="12"/>DB CR, LF, " <text:s text:c="8"/>(_) <text:s text:c="2"/>Release <text:s/>English version <text:s text:c="26"/>(_)" </text:p>
      <text:p text:style-name="P3"><text:s text:c="12"/>DB CR, LF, " <text:s text:c="8"/>(_) <text:s text:c="2"/>Date <text:s text:c="4"/>10/01/2010 <text:s text:c="31"/>(_)" </text:p>
      <text:p text:style-name="P3"><text:s text:c="12"/>DB CR, LF, " <text:s text:c="8"/>(_) <text:s text:c="2"/>Files <text:s text:c="3"/>01/01 <text:s text:c="36"/>(_)" </text:p>
      <text:p text:style-name="P3"><text:s text:c="12"/>DB CR, LF, " <text:s text:c="8"/>(_) <text:s text:c="2"/>License <text:s/>GPLv3 or later <text:s text:c="27"/>(_)"</text:p>
      <text:p text:style-name="P3"><text:s text:c="12"/>DB CR, LF, " <text:s text:c="8"/>(_) _ <text:s/>_ <text:s/>_ <text:s/>_ <text:s/>_ <text:s/>_ <text:s/>_ <text:s/>_ <text:s/>_ <text:s/>_ <text:s/>_ <text:s/>_ <text:s/>_ <text:s/>_ <text:s/>_ <text:s/>_ <text:s/>_ <text:s/>_ (_)" </text:p>
      <text:p text:style-name="P3"><text:s text:c="12"/>DB CR, LF, " <text:s text:c="8"/>(_)(_)(_)(_)(_)(_)(_)(_)(_)(_)(_)(_)(_)(_)(_)(_)(_)(_)(_)(_)" </text:p>
      <text:p text:style-name="P3"><text:s text:c="12"/>DB CR, LF, " " </text:p>
      <text:p text:style-name="P3"><text:s text:c="12"/>DB CR, LF, " <text:s text:c="14"/>", "$"</text:p>
      <text:p text:style-name="P1"><text:s text:c="4"/>.stack <text:s text:c="3"/>8000h <text:s text:c="12"/>; Stack is set to 32K, hope this is enough</text:p>
      <text:p text:style-name="P1"><text:s text:c="4"/>.code</text:p>
      <text:p text:style-name="P1">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1"><text:soft-page-break/>; <text:s/>Code</text:p>
      <text:p text:style-name="P1">; ~~~~~~</text:p>
      <text:p text:style-name="P1">GoASM <text:s/>proc <text:s text:c="20"/>;--------------------------</text:p>
      <text:p text:style-name="P1"><text:s text:c="4"/>xor ax, ax <text:s text:c="17"/>; Let's start the program! </text:p>
      <text:p text:style-name="P1"><text:s text:c="4"/>mov ax, @DATA <text:s text:c="14"/>;--------------------------</text:p>
      <text:p text:style-name="P1"><text:s text:c="4"/>mov ds, ax <text:s text:c="17"/>;=&gt; Loading ds with DATA</text:p>
      <text:p text:style-name="P1"><text:s text:c="4"/>mov ax, video_seg <text:s text:c="10"/>;</text:p>
      <text:p text:style-name="P1"><text:s text:c="4"/>mov es, ax <text:s text:c="17"/>; <text:s text:c="6"/>and es with VIDEO</text:p>
      <text:p text:style-name="P1"><text:s text:c="4"/>mov ax, 13h <text:s text:c="16"/>;=&gt; Setting video-mode 13h</text:p>
      <text:p text:style-name="P1"><text:s text:c="4"/>int 10h <text:s text:c="20"/>; <text:s text:c="2"/>(640 x 480 x 16)</text:p>
      <text:p text:style-name="P1"><text:s text:c="4"/>lea dx, BufferHUD <text:s text:c="10"/>;=&gt; Showing text-hud on screen </text:p>
      <text:p text:style-name="P1"><text:s text:c="4"/>mov ah, 09h <text:s text:c="16"/>;</text:p>
      <text:p text:style-name="P1"><text:s text:c="4"/>int 21h <text:s text:c="20"/>;</text:p>
      <text:p text:style-name="P1"><text:s text:c="4"/>call DRAWBOARD <text:s text:c="13"/>; Drawing the board</text:p>
      <text:p text:style-name="P1"><text:s text:c="4"/>call SETMOUSE <text:s text:c="14"/>; Setting up the mouse</text:p>
      <text:p text:style-name="P1"><text:s text:c="4"/>call SETTIMER <text:s text:c="14"/>; Setting up the timer</text:p>
      <text:p text:style-name="P1">KeyCode: mov ax, 0100h <text:s text:c="9"/>;=&gt; Check for keystroke</text:p>
      <text:p text:style-name="P1"><text:s text:c="9"/>int 16h <text:s text:c="15"/>;</text:p>
      <text:p text:style-name="P1"><text:s text:c="9"/>jz RefreshHUD <text:s text:c="9"/>;</text:p>
      <text:p text:style-name="P1"><text:s text:c="9"/>xor ah, ah <text:s text:c="12"/>;=&gt; Query key-code </text:p>
      <text:p text:style-name="P1"><text:s text:c="9"/>int 16h <text:s text:c="15"/>; <text:s text:c="2"/>&lt;ESC&gt; to quit <text:s/></text:p>
      <text:p text:style-name="P1"><text:s text:c="9"/>cmp al, esc_code <text:s text:c="6"/>; <text:s text:c="2"/>&lt;B&gt; <text:s text:c="2"/>to set a BLACK stone</text:p>
      <text:p text:style-name="P1"><text:s text:c="9"/>je GoASM_END <text:s text:c="10"/>; <text:s text:c="2"/>&lt;W&gt; <text:s text:c="2"/>to set a WHITE stone</text:p>
      <text:p text:style-name="P1"><text:s text:c="9"/>cmp al, b_code <text:s text:c="8"/>; <text:s text:c="2"/>&lt;O&gt; <text:s text:c="2"/>to set a stone of current player</text:p>
      <text:p text:style-name="P1"><text:s text:c="9"/>je KeyBlack <text:s text:c="11"/>; <text:s text:c="2"/>&lt;P&gt; <text:s text:c="2"/>to pass to next player</text:p>
      <text:p text:style-name="P1"><text:s text:c="9"/>cmp al, w_code <text:s text:c="8"/>; <text:s text:c="2"/>&lt;~&gt; <text:s text:c="2"/>to call MOUSEONHUD</text:p>
      <text:p text:style-name="P1"><text:s text:c="9"/>je KeyWhite</text:p>
      <text:p text:style-name="P1"><text:s text:c="9"/>cmp al, o_code</text:p>
      <text:p text:style-name="P1"><text:s text:c="9"/>je KeyKIMove</text:p>
      <text:p text:style-name="P1"><text:s text:c="9"/>cmp al, p_code</text:p>
      <text:p text:style-name="P1"><text:s text:c="9"/>je KeyPass</text:p>
      <text:p text:style-name="P1"><text:s text:c="9"/>cmp al, wav_code <text:s text:c="2"/></text:p>
      <text:p text:style-name="P1"><text:s text:c="9"/>je KeyMouse</text:p>
      <text:p text:style-name="P1"><text:s text:c="9"/>jmp RefreshHUD</text:p>
      <text:p text:style-name="P1">KeyBlack: cmp NextPlayer, WHITE ;=&gt; Only if BLACK has pressed &lt;B&gt; the stone </text:p>
      <text:p text:style-name="P1"><text:s text:c="10"/>je RefreshHUD <text:s text:c="8"/>; <text:s text:c="2"/>will appear</text:p>
      <text:p text:style-name="P1"><text:s text:c="10"/>jmp KeyKIMove</text:p>
      <text:p text:style-name="P1">KeyWhite: cmp NextPlayer, BLACK ;=&gt; Only if WHITE has pressed &lt;W&gt; the stone</text:p>
      <text:p text:style-name="P1"><text:s text:c="10"/>je RefreshHUD <text:s text:c="8"/>; <text:s text:c="2"/>will appear</text:p>
      <text:p text:style-name="P1">KeyKIMove: call KIMOVE <text:s text:c="9"/>;=&gt; Try to set a stone at a random place</text:p>
      <text:p text:style-name="P1"><text:s text:c="11"/>jmp RefreshHUD</text:p>
      <text:p text:style-name="P1">KeyPass: mov cx, 420 <text:s text:c="11"/>;=&gt; Set position of PASS and change player</text:p>
      <text:p text:style-name="P1"><text:s text:c="9"/>mov dx, 187</text:p>
      <text:p text:style-name="P1"><text:s text:c="9"/>call MOUSEONHUD</text:p>
      <text:p text:style-name="P1"><text:s text:c="9"/>jmp RefreshHUD</text:p>
      <text:p text:style-name="P1">KeyMouse: mov cx, MOUSEX <text:s text:c="7"/>;=&gt; Set position of mouse-xy and make a move</text:p>
      <text:p text:style-name="P1"><text:s text:c="10"/>mov dx, MOUSEY</text:p>
      <text:p text:style-name="P1"><text:s text:c="10"/>call MOUSEONHUD</text:p>
      <text:p text:style-name="P1"><text:s text:c="10"/>jmp RefreshHUD</text:p>
      <text:p text:style-name="P1">RefreshHUD: call HUDTIMER <text:s text:c="6"/>;=&gt; Refresh the HUD </text:p>
      <text:p text:style-name="P1"><text:s text:c="12"/>jmp KeyCode</text:p>
      <text:p text:style-name="P1">GoASM_END: call UNSETMOUSE <text:s text:c="5"/>; Reset the mouse</text:p>
      <text:p text:style-name="P1"><text:s text:c="11"/>call UNSETTIMER <text:s text:c="5"/>; Reset the interrupt <text:s text:c="10"/></text:p>
      <text:p text:style-name="P1"><text:s text:c="11"/>mov ax, 3 <text:s text:c="11"/>;=&gt; Setting standard video-mode 3h</text:p>
      <text:p text:style-name="P1"><text:s text:c="11"/>int 10h <text:s text:c="13"/>; <text:s text:c="2"/>(80 x 25)</text:p>
      <text:p text:style-name="P1"><text:s text:c="11"/>lea dx, GoodBye <text:s text:c="5"/>;=&gt; Showing end-message on screen</text:p>
      <text:p text:style-name="P1"><text:s text:c="11"/>mov ah, 09h <text:s text:c="9"/>;</text:p>
      <text:p text:style-name="P1"><text:s text:c="11"/>int 21h <text:s text:c="13"/>; </text:p>
      <text:p text:style-name="P1"><text:s text:c="11"/>call SAVESGF <text:s text:c="8"/>; Save the sgf-file</text:p>
      <text:p text:style-name="P1"><text:s text:c="11"/>mov ah, 4Ch <text:s text:c="9"/>;=&gt; Going back to DOS </text:p>
      <text:p text:style-name="P1"><text:s text:c="11"/>int 21h <text:s text:c="13"/>; </text:p>
      <text:p text:style-name="P1"><text:s text:c="11"/>ret</text:p>
      <text:p text:style-name="P1">GoASM endp</text:p>
      <text:p text:style-name="P1">SETTIMER proc <text:s text:c="12"/>;-----------------------------------------------------</text:p>
      <text:p text:style-name="P1"><text:s text:c="4"/>cli <text:s text:c="18"/>; Setting up the timer interrupt to use TIMER</text:p>
      <text:p text:style-name="P1"><text:s text:c="4"/>mov ah, 35h <text:s text:c="10"/>;&lt; OldISRcs, OldISRbx - cs, bx of <text:s/>old ISR</text:p>
      <text:p text:style-name="P1"><text:soft-page-break/><text:s text:c="4"/>mov al, 1Ch <text:s text:c="10"/>;-----------------------------------------------------</text:p>
      <text:p text:style-name="P1"><text:s text:c="4"/>int 21h <text:s text:c="20"/>; Get the current interrupt handler</text:p>
      <text:p text:style-name="P1"><text:s text:c="4"/>push es <text:s text:c="20"/></text:p>
      <text:p text:style-name="P1"><text:s text:c="4"/>pop ax <text:s text:c="21"/></text:p>
      <text:p text:style-name="P1"><text:s text:c="4"/>mov OldISRcs, ax <text:s text:c="11"/>; Save code-segment and</text:p>
      <text:p text:style-name="P1"><text:s text:c="4"/>mov OldISRbx, bx <text:s text:c="11"/>; function of used interrupt handler </text:p>
      <text:p text:style-name="P1"><text:s text:c="4"/>push cs <text:s text:c="20"/>;=&gt; Set own TIMER as interrupt handler</text:p>
      <text:p text:style-name="P1"><text:s text:c="4"/>pop ds <text:s text:c="21"/></text:p>
      <text:p text:style-name="P1"><text:s text:c="4"/>mov dx, OFFSET TIMER <text:s text:c="7"/></text:p>
      <text:p text:style-name="P1"><text:s text:c="4"/>mov ah, 25h <text:s text:c="16"/></text:p>
      <text:p text:style-name="P1"><text:s text:c="4"/>mov al, 1Ch <text:s text:c="16"/></text:p>
      <text:p text:style-name="P1"><text:s text:c="4"/>int 21h <text:s text:c="20"/>;&lt;=| </text:p>
      <text:p text:style-name="P1"><text:s text:c="4"/>sti <text:s text:c="24"/></text:p>
      <text:p text:style-name="P1"><text:s text:c="4"/>push @DATA <text:s text:c="17"/>;=&gt; Restore </text:p>
      <text:p text:style-name="P1"><text:s text:c="4"/>pop ds <text:s text:c="21"/>; <text:s text:c="2"/>data</text:p>
      <text:p text:style-name="P1"><text:s text:c="4"/>push video_seg <text:s text:c="13"/>; <text:s text:c="2"/>and </text:p>
      <text:p text:style-name="P1"><text:s text:c="4"/>pop es <text:s text:c="21"/>; <text:s text:c="2"/>extended segment <text:s text:c="24"/>&lt;=|</text:p>
      <text:p text:style-name="P1"><text:s text:c="4"/>ret</text:p>
      <text:p text:style-name="P1">SETTIMER endp</text:p>
      <text:p text:style-name="P1">UNSETTIMER proc <text:s text:c="10"/>;-----------------------------------------------------</text:p>
      <text:p text:style-name="P1"><text:s text:c="4"/>push ds <text:s text:c="14"/>; Setting back to the previous used interrupt handler</text:p>
      <text:p text:style-name="P1"><text:s text:c="4"/>cli <text:s text:c="18"/>;-----------------------------------------------------</text:p>
      <text:p text:style-name="P1"><text:s text:c="4"/>mov dx, OldISRbx <text:s text:c="11"/>;=&gt; Set back to the old interrupt handler</text:p>
      <text:p text:style-name="P1"><text:s text:c="4"/>push OldISRcs <text:s text:c="13"/></text:p>
      <text:p text:style-name="P1"><text:s text:c="4"/>pop ds <text:s text:c="20"/></text:p>
      <text:p text:style-name="P1"><text:s text:c="4"/>mov ah, 25h <text:s text:c="15"/></text:p>
      <text:p text:style-name="P1"><text:s text:c="4"/>mov al, 1Ch <text:s text:c="15"/></text:p>
      <text:p text:style-name="P1"><text:s text:c="4"/>int 21h <text:s text:c="20"/>;&lt;=|</text:p>
      <text:p text:style-name="P1"><text:s text:c="4"/>sti</text:p>
      <text:p text:style-name="P1"><text:s text:c="4"/>pop ds</text:p>
      <text:p text:style-name="P1"><text:s text:c="4"/>ret</text:p>
      <text:p text:style-name="P1">UNSETTIMER endp</text:p>
      <text:p text:style-name="P1">SAVESGF proc <text:s text:c="15"/>;-----------------------------------------------</text:p>
      <text:p text:style-name="P1"><text:s text:c="4"/>push @DATA <text:s text:c="13"/>; Create the SGF-file and insert data</text:p>
      <text:p text:style-name="P1"><text:s text:c="4"/>pop ds <text:s text:c="17"/>;-----------------------------------------------</text:p>
      <text:p text:style-name="P1"><text:s text:c="4"/>mov dx, OFFSET SGFPATH <text:s text:c="5"/>;=&gt; Try to delete the file</text:p>
      <text:p text:style-name="P1"><text:s text:c="4"/>xor cx, cx</text:p>
      <text:p text:style-name="P1"><text:s text:c="4"/>mov ax, 4100h <text:s text:c="15"/></text:p>
      <text:p text:style-name="P1"><text:s text:c="4"/>int 21h <text:s text:c="20"/>;&lt;=| </text:p>
      <text:p text:style-name="P1"><text:s text:c="4"/>mov dx, OFFSET SGFPATH <text:s text:c="5"/>;=&gt; Try to create a new file</text:p>
      <text:p text:style-name="P1"><text:s text:c="4"/>mov ax, 3C00h</text:p>
      <text:p text:style-name="P1"><text:s text:c="4"/>xor cx, cx</text:p>
      <text:p text:style-name="P1"><text:s text:c="4"/>int 21h <text:s text:c="20"/>;&lt;=| </text:p>
      <text:p text:style-name="P1"><text:s text:c="4"/>jc SGF_ERROR <text:s text:c="15"/>; Check if an error occurred</text:p>
      <text:p text:style-name="P1"><text:s text:c="4"/>mov SGF_FID, ax <text:s text:c="12"/>; Save the FileID</text:p>
      <text:p text:style-name="P1"><text:s text:c="4"/>mov dx, OFFSET SGFBRACKETOPEN <text:s text:c="2"/>;=&gt; Write starting-bracket </text:p>
      <text:p text:style-name="P1"><text:s text:c="4"/>call WRITECHAR <text:s text:c="17"/>;</text:p>
      <text:p text:style-name="P1"><text:s text:c="4"/>mov dx, OFFSET SGFEXTRA <text:s text:c="8"/>;=&gt; Write some extra information</text:p>
      <text:p text:style-name="P1"><text:s text:c="4"/>mov ax, 4000h</text:p>
      <text:p text:style-name="P1"><text:s text:c="4"/>mov bx, SGF_FID</text:p>
      <text:p text:style-name="P1"><text:s text:c="4"/>mov cx, 25 </text:p>
      <text:p text:style-name="P1"><text:s text:c="4"/>int 21h <text:s text:c="24"/>;&lt;=|</text:p>
      <text:p text:style-name="P1"><text:s text:c="4"/>call WRITESGF <text:s text:c="18"/>; Write data of placed stones</text:p>
      <text:p text:style-name="P1"><text:s text:c="4"/>mov dx, OFFSET SGFBRACKETCLOSE <text:s/>;=&gt; Write the closing-bracket</text:p>
      <text:p text:style-name="P1"><text:s text:c="4"/>call WRITECHAR <text:s text:c="17"/>;</text:p>
      <text:p text:style-name="P1"><text:s text:c="4"/>jmp SGF_OK</text:p>
      <text:p text:style-name="P1">SGF_ERROR: mov dx, OFFSET SGFERRORMSG <text:s text:c="2"/>; Load FAIL-message</text:p>
      <text:p text:style-name="P1"><text:s text:c="11"/>jmp SGF_SHOWMSG <text:s text:c="13"/></text:p>
      <text:p text:style-name="P1">SGF_OK: mov bx, SGF_FID <text:s text:c="16"/>;=&gt; Close the open file</text:p>
      <text:p text:style-name="P1"><text:s text:c="8"/>mov ax, 3E00h <text:s text:c="22"/></text:p>
      <text:p text:style-name="P1"><text:s text:c="8"/>int 21h <text:s text:c="24"/>;&lt;=|</text:p>
      <text:p text:style-name="P1"><text:s text:c="8"/>mov dx, OFFSET SGFOKMSG <text:s text:c="8"/>; Load OK-Message</text:p>
      <text:p text:style-name="P1">SGF_SHOWMSG: mov ax, 900h <text:s text:c="14"/>;=&gt; Show the message</text:p>
      <text:p text:style-name="P1"><text:s text:c="13"/>int 21h <text:s text:c="19"/>; </text:p>
      <text:p text:style-name="P1">SGF_END: ret</text:p>
      <text:p text:style-name="P1">SAVESGF endp</text:p>
      <text:p text:style-name="P1"><text:soft-page-break/>WRITESGF proc <text:s text:c="26"/>;---------------------------------------</text:p>
      <text:p text:style-name="P1"><text:s text:c="4"/>pusha <text:s text:c="30"/>; Write the SGF-data into the file </text:p>
      <text:p text:style-name="P1">WRITERETRY: mov dx, OFFSET SGFSEMICOLON ;---------------------------------------</text:p>
      <text:p text:style-name="P1"><text:s text:c="12"/>call WRITECHAR <text:s text:c="13"/>; Write GroupEnd</text:p>
      <text:p text:style-name="P1"><text:s text:c="12"/>mov di, OFFSET SGFDATACOLOR ;=&gt; See if there is another data-block</text:p>
      <text:p text:style-name="P1"><text:s text:c="12"/>shl SGFRUNNER, 1</text:p>
      <text:p text:style-name="P1"><text:s text:c="12"/>add di, SGFRUNNER</text:p>
      <text:p text:style-name="P1"><text:s text:c="12"/>shr SGFRUNNER, 1</text:p>
      <text:p text:style-name="P1"><text:s text:c="12"/>cmp WORD PTR [di], 0</text:p>
      <text:p text:style-name="P1"><text:s text:c="12"/>je WRITEEND <text:s text:c="16"/>;&lt;=|</text:p>
      <text:p text:style-name="P1"><text:s text:c="12"/>cmp WORD PTR [di], OFFSET BufferBlack <text:s text:c="2"/>; See who is current player</text:p>
      <text:p text:style-name="P1"><text:s text:c="12"/>jne WRITEWHITE</text:p>
      <text:p text:style-name="P1"><text:s text:c="12"/>mov dx, OFFSET SGFB <text:s text:c="8"/>; Set BLACK player</text:p>
      <text:p text:style-name="P1"><text:s text:c="12"/>jmp WRITECOLOR</text:p>
      <text:p text:style-name="P1">WRITEWHITE: mov dx, OFFSET SGFW <text:s text:c="8"/>; Set WHITE player</text:p>
      <text:p text:style-name="P1">WRITECOLOR: call WRITECHAR <text:s text:c="13"/>; Write current player</text:p>
      <text:p text:style-name="P1"><text:s text:c="12"/>mov dx, OFFSET SGFBOXOPEN <text:s text:c="2"/>; Open the BOX</text:p>
      <text:p text:style-name="P1"><text:s text:c="12"/>call WRITECHAR</text:p>
      <text:p text:style-name="P1"><text:s text:c="12"/>mov dx, OFFSET SGFSIGNS <text:s text:c="4"/>;=&gt; Write the x-coordinate</text:p>
      <text:p text:style-name="P1"><text:s text:c="12"/>xor ax, ax</text:p>
      <text:p text:style-name="P1"><text:s text:c="12"/>mov di, OFFSET SGFDATAX</text:p>
      <text:p text:style-name="P1"><text:s text:c="12"/>add di, SGFRUNNER <text:s text:c="10"/></text:p>
      <text:p text:style-name="P1"><text:s text:c="12"/>add al, BYTE PTR [di] <text:s text:c="6"/></text:p>
      <text:p text:style-name="P1"><text:s text:c="12"/>add dx, ax</text:p>
      <text:p text:style-name="P1"><text:s text:c="12"/>call WRITECHAR <text:s text:c="13"/>;&lt;=|</text:p>
      <text:p text:style-name="P1"><text:s text:c="12"/>mov dx, OFFSET SGFSIGNS <text:s text:c="4"/>;=&gt; Write the y-coordinate</text:p>
      <text:p text:style-name="P1"><text:s text:c="12"/>xor ax, ax</text:p>
      <text:p text:style-name="P1"><text:s text:c="12"/>mov di, OFFSET SGFDATAY</text:p>
      <text:p text:style-name="P1"><text:s text:c="12"/>add di, SGFRUNNER</text:p>
      <text:p text:style-name="P1"><text:s text:c="12"/>add al, BYTE PTR [di]</text:p>
      <text:p text:style-name="P1"><text:s text:c="12"/>add dx, ax</text:p>
      <text:p text:style-name="P1"><text:s text:c="12"/>call WRITECHAR <text:s text:c="13"/>;&lt;=|</text:p>
      <text:p text:style-name="P1"><text:s text:c="12"/>mov dx, OFFSET SGFBOXCLOSE <text:s/>; Close the BOX</text:p>
      <text:p text:style-name="P1"><text:s text:c="12"/>call WRITECHAR</text:p>
      <text:p text:style-name="P1"><text:s text:c="12"/>inc SGFRUNNER <text:s text:c="14"/>; Next pair, please</text:p>
      <text:p text:style-name="P1"><text:s text:c="12"/>cmp SGFRUNNER, SGF_MAX-1 <text:s text:c="3"/>; Check if this was all</text:p>
      <text:p text:style-name="P1"><text:s text:c="12"/>jae WRITEEND</text:p>
      <text:p text:style-name="P1"><text:s text:c="12"/>mov di, OFFSET SGFDATACOLOR ;=&gt; Check if we have more pairs</text:p>
      <text:p text:style-name="P1"><text:s text:c="12"/>shl SGFRUNNER, 1</text:p>
      <text:p text:style-name="P1"><text:s text:c="12"/>add di, SGFRUNNER</text:p>
      <text:p text:style-name="P1"><text:s text:c="12"/>shr SGFRUNNER, 1</text:p>
      <text:p text:style-name="P1"><text:s text:c="12"/>cmp WORD PTR [di], 0</text:p>
      <text:p text:style-name="P1"><text:s text:c="12"/>jne WRITERETRY <text:s text:c="13"/>;&lt;=|</text:p>
      <text:p text:style-name="P1">WRITEEND: popa</text:p>
      <text:p text:style-name="P1"><text:s text:c="10"/>ret <text:s text:c="3"/></text:p>
      <text:p text:style-name="P1">WRITESGF endp <text:s text:c="3"/></text:p>
      <text:p text:style-name="P1">WRITECHAR proc <text:s text:c="9"/>;-------------------------------------------------------</text:p>
      <text:p text:style-name="P1"><text:s text:c="4"/>mov ax, 4000h <text:s text:c="6"/>; Writing a character to a file. <text:s text:c="5"/></text:p>
      <text:p text:style-name="P1"><text:s text:c="4"/>mov bx, SGF_FID <text:s text:c="4"/>;&gt; dx - Character to write</text:p>
      <text:p text:style-name="P1"><text:s text:c="4"/>mov cx, 1 <text:s text:c="10"/>;&gt; SGF-FID - File to write into</text:p>
      <text:p text:style-name="P1"><text:s text:c="4"/>int 21h <text:s text:c="12"/>;-------------------------------------------------------</text:p>
      <text:p text:style-name="P1"><text:s text:c="4"/>ret</text:p>
      <text:p text:style-name="P1">WRITECHAR endp</text:p>
      <text:p text:style-name="P1">TIMER proc far <text:s text:c="9"/>;-------------------------------------------------------</text:p>
      <text:p text:style-name="P1"><text:s text:c="4"/>push ds <text:s text:c="12"/>; Add 55ms to TimeAdd each interruption</text:p>
      <text:p text:style-name="P1"><text:s text:c="4"/>push @DATA <text:s text:c="9"/>;&lt; TimeAdd - adding 55ms</text:p>
      <text:p text:style-name="P1"><text:s text:c="4"/>pop ds <text:s text:c="13"/>;-------------------------------------------------------</text:p>
      <text:p text:style-name="P1"><text:s text:c="4"/>add TimeAdd, MS55</text:p>
      <text:p text:style-name="P1"><text:s text:c="4"/>pop ds</text:p>
      <text:p text:style-name="P1"><text:s text:c="4"/>iret</text:p>
      <text:p text:style-name="P1">TIMER endp</text:p>
      <text:p text:style-name="P1">HUDTIMER proc <text:s text:c="10"/>;-------------------------------------------------------</text:p>
      <text:p text:style-name="P1"><text:s text:c="4"/>push ax <text:s text:c="12"/>; React on time-changes, toggle sound off, refresh HUD</text:p>
      <text:p text:style-name="P1"><text:s text:c="4"/>push ds <text:s text:c="12"/>;&lt; TimeAdd, TimeLast - 0 if equal</text:p>
      <text:p text:style-name="P1"><text:s text:c="4"/>push @DATA <text:s text:c="9"/>;&lt; TimeSound, TimeCounter*, TimeBlack, TimeWhite</text:p>
      <text:p text:style-name="P1"><text:s text:c="4"/>pop ds <text:s text:c="13"/>;&lt; StartX, StartY</text:p>
      <text:p text:style-name="P1"><text:soft-page-break/><text:s text:c="4"/>mov ax, TimeLast <text:s text:c="3"/>;------------------------------------------------------- <text:s text:c="8"/></text:p>
      <text:p text:style-name="P1"><text:s text:c="4"/>cmp TimeAdd, ax <text:s text:c="12"/>; Check if time change since last time</text:p>
      <text:p text:style-name="P1"><text:s text:c="4"/>je HUDTIMER_NOTIME <text:s text:c="9"/></text:p>
      <text:p text:style-name="P1"><text:s text:c="4"/>mov TimeAdd, 0 <text:s text:c="13"/></text:p>
      <text:p text:style-name="P1"><text:s text:c="4"/>mov TimeLast, 0 <text:s text:c="12"/>;&lt;=|</text:p>
      <text:p text:style-name="P1"><text:s text:c="4"/>cmp SOUND_OFF, TRUE <text:s text:c="8"/>;=&gt; Check if sound needs to be turned off</text:p>
      <text:p text:style-name="P1"><text:s text:c="4"/>je HUDTIMER_COLOR <text:s text:c="10"/></text:p>
      <text:p text:style-name="P1"><text:s text:c="4"/>inc TimeSound <text:s text:c="14"/></text:p>
      <text:p text:style-name="P1"><text:s text:c="4"/>cmp TimeSound, SOUNDMAX <text:s text:c="4"/></text:p>
      <text:p text:style-name="P1"><text:s text:c="4"/>jb HUDTIMER_COLOR <text:s text:c="10"/></text:p>
      <text:p text:style-name="P1"><text:s text:c="4"/>call STOPSOUND <text:s text:c="13"/>;&lt;=|</text:p>
      <text:p text:style-name="P1">HUDTIMER_COLOR: cmp NextPlayer, WHITE <text:s text:c="6"/>; See who is current player</text:p>
      <text:p text:style-name="P1"><text:s text:c="16"/>je HUDTIMER_WHITE</text:p>
      <text:p text:style-name="P1"><text:s text:c="16"/>add TimeCounterBlack, MS55 <text:s/>;=&gt; Check for time-changes for</text:p>
      <text:p text:style-name="P1"><text:s text:c="16"/>cmp TimeCounterBlack, S1 <text:s text:c="3"/>; <text:s text:c="2"/>BLACK</text:p>
      <text:p text:style-name="P1"><text:s text:c="16"/>jb HUDTIMER_END</text:p>
      <text:p text:style-name="P1"><text:s text:c="16"/>sub TimeCounterBlack, S1 <text:s text:c="3"/></text:p>
      <text:p text:style-name="P1"><text:s text:c="16"/>inc TimeBlack <text:s text:c="14"/>;&lt;=|</text:p>
      <text:p text:style-name="P1"><text:s text:c="16"/>jmp HUDTIMER_END <text:s text:c="11"/></text:p>
      <text:p text:style-name="P1">HUDTIMER_WHITE: add TimeCounterWhite, MS55 <text:s/>;=&gt; Check for time-changes for</text:p>
      <text:p text:style-name="P1"><text:s text:c="16"/>cmp TimeCounterWhite, S1 <text:s text:c="3"/>; <text:s text:c="2"/>WHITE</text:p>
      <text:p text:style-name="P1"><text:s text:c="16"/>jb HUDTIMER_END</text:p>
      <text:p text:style-name="P1"><text:s text:c="16"/>sub TimeCounterWhite, S1 <text:s text:c="3"/></text:p>
      <text:p text:style-name="P1"><text:s text:c="16"/>inc TimeWhite <text:s text:c="14"/>;&lt;=|</text:p>
      <text:p text:style-name="P1">HUDTIMER_END: mov StartX, 38 <text:s text:c="3"/>;=&gt; Show time of BLACK</text:p>
      <text:p text:style-name="P1"><text:s text:c="14"/>mov StartY, 19</text:p>
      <text:p text:style-name="P1"><text:s text:c="14"/>mov ax, TimeBlack</text:p>
      <text:p text:style-name="P1"><text:s text:c="14"/>call INSERTNUMBER ;&lt;=|</text:p>
      <text:p text:style-name="P1"><text:s text:c="14"/>mov StartX, 38 <text:s text:c="3"/>;=&gt; Show time of WHITE</text:p>
      <text:p text:style-name="P1"><text:s text:c="14"/>mov StartY, 21</text:p>
      <text:p text:style-name="P1"><text:s text:c="14"/>mov ax, TimeWhite</text:p>
      <text:p text:style-name="P1"><text:s text:c="14"/>call INSERTNUMBER ;&lt;=|</text:p>
      <text:p text:style-name="P1">HUDTIMER_NOTIME: pop ds</text:p>
      <text:p text:style-name="P1"><text:s text:c="17"/>pop ax</text:p>
      <text:p text:style-name="P1"><text:s text:c="17"/>ret</text:p>
      <text:p text:style-name="P1">HUDTIMER endp</text:p>
      <text:p text:style-name="P1">SHOWMOUSE proc <text:s text:c="5"/>;-----------------------------------------------------------</text:p>
      <text:p text:style-name="P1"><text:s text:c="4"/>push ax <text:s text:c="8"/>; Shows the mouse cursor</text:p>
      <text:p text:style-name="P1"><text:s text:c="4"/>mov ax, 1 <text:s text:c="6"/>;-----------------------------------------------------------</text:p>
      <text:p text:style-name="P1"><text:s text:c="4"/>int 33h <text:s text:c="8"/></text:p>
      <text:p text:style-name="P1"><text:s text:c="4"/>pop ax</text:p>
      <text:p text:style-name="P1"><text:s text:c="4"/>ret</text:p>
      <text:p text:style-name="P1">SHOWMOUSE endp</text:p>
      <text:p text:style-name="P1">HIDEMOUSE proc <text:s text:c="5"/>;-----------------------------------------------------------</text:p>
      <text:p text:style-name="P1"><text:s text:c="4"/>push ax <text:s text:c="8"/>; Hides the mouse cursor</text:p>
      <text:p text:style-name="P1"><text:s text:c="4"/>mov ax, 2 <text:s text:c="6"/>;-----------------------------------------------------------</text:p>
      <text:p text:style-name="P1"><text:s text:c="4"/>int 33h <text:s text:c="8"/></text:p>
      <text:p text:style-name="P1"><text:s text:c="4"/>pop ax</text:p>
      <text:p text:style-name="P1"><text:s text:c="4"/>ret</text:p>
      <text:p text:style-name="P1">HIDEMOUSE endp</text:p>
      <text:p text:style-name="P1">SETMOUSE proc <text:s text:c="6"/>;-----------------------------------------------------------</text:p>
      <text:p text:style-name="P1"><text:s text:c="4"/>push es <text:s text:c="8"/>; Sets the mouse</text:p>
      <text:p text:style-name="P1"><text:s text:c="4"/>push @DATA <text:s text:c="5"/>;&lt; OldMouse* - mask and interrupt handler of old mouse</text:p>
      <text:p text:style-name="P1"><text:s text:c="4"/>pop es <text:s text:c="9"/>;----------------------------------------------------------- <text:s text:c="11"/></text:p>
      <text:p text:style-name="P1"><text:s text:c="4"/>xor ax, ax <text:s text:c="17"/>; Reset mouse</text:p>
      <text:p text:style-name="P1"><text:s text:c="4"/>int 33h <text:s text:c="20"/></text:p>
      <text:p text:style-name="P1"><text:s text:c="4"/>call SHOWMOUSE <text:s text:c="13"/>; Shows the mouse cursor</text:p>
      <text:p text:style-name="P1"><text:s text:c="4"/>mov dx, OFFSET Cursor <text:s text:c="6"/>;=&gt; Setting cursor icon</text:p>
      <text:p text:style-name="P1"><text:s text:c="4"/>mov bx, 7h</text:p>
      <text:p text:style-name="P1"><text:s text:c="4"/>mov cx, 7h</text:p>
      <text:p text:style-name="P1"><text:s text:c="4"/>mov ax, 9</text:p>
      <text:p text:style-name="P1"><text:s text:c="4"/>int 33h <text:s text:c="20"/>;&lt;=|</text:p>
      <text:p text:style-name="P1"><text:s text:c="4"/>push @CODE</text:p>
      <text:p text:style-name="P1"><text:s text:c="4"/>pop es</text:p>
      <text:p text:style-name="P1"><text:s text:c="4"/>mov ax, 0014h <text:s text:c="14"/>;=&gt; Setting routine for mouse-interaction</text:p>
      <text:p text:style-name="P1"><text:s text:c="4"/>mov cx, 1010100b <text:s text:c="11"/>; <text:s text:c="2"/>Mouse-buttons 1,2,3 release</text:p>
      <text:p text:style-name="P1"><text:soft-page-break/><text:s text:c="4"/>mov dx, OFFSET MOUSEROUTINE</text:p>
      <text:p text:style-name="P1"><text:s text:c="4"/>int 33h <text:s text:c="20"/>; <text:s text:c="2"/>Exchanging Interrupts <text:s text:c="19"/>&lt;=|</text:p>
      <text:p text:style-name="P1"><text:s text:c="4"/>mov OldMouseMask, cx <text:s text:c="7"/>; Saving old mask</text:p>
      <text:p text:style-name="P1"><text:s text:c="4"/>mov OldMouseInt, dx <text:s text:c="8"/>; <text:s text:c="7"/>and interrupt</text:p>
      <text:p text:style-name="P1"><text:s text:c="4"/>pop es <text:s text:c="21"/></text:p>
      <text:p text:style-name="P1"><text:s text:c="4"/>ret</text:p>
      <text:p text:style-name="P1">SETMOUSE endp</text:p>
      <text:p text:style-name="P1">UNSETMOUSE proc <text:s text:c="5"/>;----------------------------------------------------------</text:p>
      <text:p text:style-name="P1"><text:s text:c="4"/>push es <text:s text:c="9"/>; Resets the mouse. <text:s text:c="17"/></text:p>
      <text:p text:style-name="P1"><text:s text:c="4"/>push @CODE <text:s text:c="6"/>;----------------------------------------------------------</text:p>
      <text:p text:style-name="P1"><text:s text:c="4"/>pop es <text:s text:c="21"/></text:p>
      <text:p text:style-name="P1"><text:s text:c="4"/>mov ax, 0014h <text:s text:c="14"/>;=&gt; Restoring old mouse-routine</text:p>
      <text:p text:style-name="P1"><text:s text:c="4"/>mov cx, OldMouseMask <text:s text:c="7"/></text:p>
      <text:p text:style-name="P1"><text:s text:c="4"/>mov dx, OldMouseInt <text:s text:c="8"/></text:p>
      <text:p text:style-name="P1"><text:s text:c="4"/>int 33h <text:s text:c="20"/>;&lt;=|</text:p>
      <text:p text:style-name="P1"><text:s text:c="4"/>pop es <text:s text:c="21"/></text:p>
      <text:p text:style-name="P1"><text:s text:c="4"/>call HIDEMOUSE <text:s text:c="13"/>; Hiding the mouse cursor</text:p>
      <text:p text:style-name="P1"><text:s text:c="4"/>xor ax, ax <text:s text:c="17"/>; Resetting the mouse</text:p>
      <text:p text:style-name="P1"><text:s text:c="4"/>int 33h <text:s text:c="20"/></text:p>
      <text:p text:style-name="P1"><text:s text:c="4"/>ret</text:p>
      <text:p text:style-name="P1">UNSETMOUSE endp</text:p>
      <text:p text:style-name="P1">MOUSEROUTINE proc far <text:s text:c="2"/>;-------------------------------------------------------</text:p>
      <text:p text:style-name="P1"><text:s text:c="4"/>push ds <text:s text:c="12"/>; Saving mouse-xy and pushing the wave</text:p>
      <text:p text:style-name="P1"><text:s text:c="4"/>push @DATA <text:s text:c="9"/>; (mouse-interrupt-hanlder)</text:p>
      <text:p text:style-name="P1"><text:s text:c="4"/>pop ds <text:s text:c="13"/>;&lt; MOUSEX, MOUSEY - mouse-coordinates</text:p>
      <text:p text:style-name="P1"><text:s text:c="4"/>push cx <text:s text:c="12"/>;-------------------------------------------------------</text:p>
      <text:p text:style-name="P1"><text:s text:c="4"/>pop MOUSEX</text:p>
      <text:p text:style-name="P1"><text:s text:c="4"/>push dx</text:p>
      <text:p text:style-name="P1"><text:s text:c="4"/>pop MOUSEY</text:p>
      <text:p text:style-name="P1"><text:s text:c="4"/>mov cx, wav_code <text:s text:c="11"/>;=&gt; Push wave-keystroke</text:p>
      <text:p text:style-name="P1"><text:s text:c="4"/>mov ax, 500h <text:s text:c="15"/></text:p>
      <text:p text:style-name="P1"><text:s text:c="4"/>int 16h <text:s text:c="20"/>;&lt;=| </text:p>
      <text:p text:style-name="P1"><text:s text:c="4"/>pop ds</text:p>
      <text:p text:style-name="P1"><text:s text:c="4"/>ret</text:p>
      <text:p text:style-name="P1">MOUSEROUTINE endp</text:p>
      <text:p text:style-name="P1">MOUSEONHUD proc <text:s text:c="8"/>;-------------------------------------------------------</text:p>
      <text:p text:style-name="P1"><text:s text:c="4"/>pusha <text:s text:c="14"/>; Handles mouse-button pressing and releasing. <text:s text:c="8"/></text:p>
      <text:p text:style-name="P1"><text:s text:c="4"/>call HIDEMOUSE <text:s text:c="5"/>;&gt; CX - cursor column <text:s text:c="33"/></text:p>
      <text:p text:style-name="P1"><text:s text:c="4"/>push @DATA <text:s text:c="9"/>;&gt; DX - cursor row <text:s text:c="28"/></text:p>
      <text:p text:style-name="P1"><text:s text:c="4"/>pop ds <text:s text:c="13"/>;&lt; NextPlayer, PLACED</text:p>
      <text:p text:style-name="P1"><text:s text:c="4"/>push video_seg <text:s text:c="5"/>;------------------------------------------------------- <text:s text:c="7"/></text:p>
      <text:p text:style-name="P1"><text:s text:c="4"/>pop es <text:s text:c="13"/></text:p>
      <text:p text:style-name="P1"><text:s text:c="4"/>mov ax, cx <text:s text:c="17"/>;=&gt; Using ax and bx for X/2 and Y</text:p>
      <text:p text:style-name="P1"><text:s text:c="4"/>shr ax, 1 <text:s text:c="18"/></text:p>
      <text:p text:style-name="P1"><text:s text:c="4"/>mov bx, dx <text:s text:c="17"/>;&lt;=|</text:p>
      <text:p text:style-name="P1"><text:s text:c="4"/>cmp NextPlayer, BLACK <text:s text:c="6"/>; Checking who is current player</text:p>
      <text:p text:style-name="P1"><text:s text:c="4"/>jnz NEXT_WHITE</text:p>
      <text:p text:style-name="P1"><text:s text:c="4"/>mov dx, OFFSET BufferBlack <text:s/>;=&gt; Loading BLACK</text:p>
      <text:p text:style-name="P1"><text:s text:c="4"/>mov NextPlayer, WHITE <text:s text:c="6"/>; <text:s text:c="2"/>Next player : WHITE</text:p>
      <text:p text:style-name="P1"><text:s text:c="4"/>jmp NEXT_END</text:p>
      <text:p text:style-name="P1">NEXT_WHITE: mov dx, OFFSET BufferWhite <text:s/>;=&gt; Loading WHITE</text:p>
      <text:p text:style-name="P1"><text:s text:c="12"/>mov NextPlayer, BLACK <text:s text:c="6"/>; <text:s text:c="2"/>Next player : BLACK</text:p>
      <text:p text:style-name="P1">NEXT_END: <text:s text:c="2"/>call MAKEBOARDPOSITION <text:s text:c="5"/>; Changing X &amp; Y to board-positions</text:p>
      <text:p text:style-name="P1"><text:s text:c="12"/>cmp bx, 176 <text:s text:c="16"/>; If Y &gt; 176</text:p>
      <text:p text:style-name="P1"><text:s text:c="12"/>jnbe BACK <text:s text:c="18"/>; <text:s text:c="2"/>then OutOfEverything</text:p>
      <text:p text:style-name="P1"><text:s text:c="12"/>cmp ax, 176 <text:s text:c="16"/>; If X &gt; 176</text:p>
      <text:p text:style-name="P1"><text:s text:c="12"/>jnbe MENU <text:s text:c="18"/>; <text:s text:c="2"/>then check menu</text:p>
      <text:p text:style-name="P1"><text:s text:c="12"/>call PLACEONBOARD <text:s text:c="10"/>; Try placing on board</text:p>
      <text:p text:style-name="P1"><text:s text:c="12"/>cmp PLACED, TRUE <text:s text:c="11"/>;=&gt; Check if placing was OK</text:p>
      <text:p text:style-name="P1"><text:s text:c="12"/>jne BACK <text:s text:c="19"/>; </text:p>
      <text:p text:style-name="P1"><text:s text:c="12"/>call STARTSOUND <text:s text:c="12"/>; Start the KLACK-sound</text:p>
      <text:p text:style-name="P1"><text:s text:c="12"/>call PLACESTONE <text:s text:c="12"/>; Graphical placing the stone</text:p>
      <text:p text:style-name="P1"><text:s text:c="12"/>jmp ENDIT <text:s text:c="18"/></text:p>
      <text:p text:style-name="P1">MENU: <text:s text:c="2"/>cmp bx, 176 <text:s text:c="12"/>; If Y &lt; 176 </text:p>
      <text:p text:style-name="P1"><text:s text:c="8"/>jb BACK <text:s text:c="16"/>; <text:s text:c="2"/>then OutOfMenu</text:p>
      <text:p text:style-name="P1"><text:s text:c="8"/>cmp ax, 192 <text:s text:c="12"/>; If X &lt; 192</text:p>
      <text:p text:style-name="P1"><text:soft-page-break/><text:s text:c="8"/>jb BACK <text:s text:c="16"/>; <text:s text:c="2"/>then OutOfMenu</text:p>
      <text:p text:style-name="P1"><text:s text:c="8"/>cmp ax, 208 <text:s text:c="12"/>; If X &gt; 208</text:p>
      <text:p text:style-name="P1"><text:s text:c="8"/>ja TRYEXIT <text:s text:c="13"/>; <text:s text:c="2"/>then maybe Exit pushed</text:p>
      <text:p text:style-name="P1"><text:s text:c="8"/>jmp BACK_END <text:s text:c="11"/>; Don't set color-change back because PASS</text:p>
      <text:p text:style-name="P1">TRYEXIT: <text:s text:c="3"/>cmp ax, 288 <text:s text:c="8"/>; If X &lt; 288</text:p>
      <text:p text:style-name="P1"><text:s text:c="12"/>jb BACK <text:s text:c="12"/>; <text:s text:c="2"/>then not Exit pushed</text:p>
      <text:p text:style-name="P1"><text:s text:c="12"/>mov cx, esc_code <text:s text:c="3"/>;=&gt; Push ESC-keystroke</text:p>
      <text:p text:style-name="P1"><text:s text:c="12"/>mov ax, 500h <text:s text:c="7"/>; </text:p>
      <text:p text:style-name="P1"><text:s text:c="12"/>int 16h <text:s text:c="12"/>;&lt;=| </text:p>
      <text:p text:style-name="P1">BACK: <text:s text:c="2"/>cmp NextPlayer, BLACK <text:s text:c="10"/>;=&gt; No stone was placed so same player</text:p>
      <text:p text:style-name="P1"><text:s text:c="8"/>jne BACK_WHITE <text:s text:c="17"/>; <text:s text:c="2"/>is still on the move. Need to take</text:p>
      <text:p text:style-name="P1"><text:s text:c="8"/>mov dx, OFFSET BufferBlack <text:s text:c="5"/>; <text:s text:c="2"/>back the changes.</text:p>
      <text:p text:style-name="P1"><text:s text:c="8"/>mov NextPlayer, WHITE <text:s text:c="11"/></text:p>
      <text:p text:style-name="P1"><text:s text:c="8"/>jmp BACK_END</text:p>
      <text:p text:style-name="P1">BACK_WHITE: mov dx, OFFSET BufferWhite <text:s text:c="2"/></text:p>
      <text:p text:style-name="P1"><text:s text:c="12"/>mov NextPlayer, BLACK <text:s text:c="7"/></text:p>
      <text:p text:style-name="P1">BACK_END: <text:s text:c="2"/>mov PLACED, TRUE <text:s text:c="11"/>;&lt;=| </text:p>
      <text:p text:style-name="P1"><text:s text:c="12"/>jmp ENDIT</text:p>
      <text:p text:style-name="P1">ENDIT: <text:s/>call SHOWPOINTS <text:s text:c="8"/>; Updating capture-points</text:p>
      <text:p text:style-name="P1"><text:s text:c="8"/>call SHOWMOUSE <text:s text:c="9"/>; Unhides mouse cursor</text:p>
      <text:p text:style-name="P1"><text:s text:c="8"/>popa <text:s text:c="19"/></text:p>
      <text:p text:style-name="P1"><text:s text:c="8"/>ret</text:p>
      <text:p text:style-name="P1">MOUSEONHUD endp</text:p>
      <text:p text:style-name="P1">STARTSOUND proc <text:s text:c="8"/>;-------------------------------------------------------</text:p>
      <text:p text:style-name="P1"><text:s text:c="4"/>push ax <text:s text:c="12"/>; Starting the KLACK-sound</text:p>
      <text:p text:style-name="P1"><text:s text:c="4"/>in al, 61h <text:s text:c="9"/>;&lt; SOUND_OFF - false , TimeSound - 0</text:p>
      <text:p text:style-name="P1"><text:s text:c="4"/>or al, 3 <text:s text:c="11"/>;-------------------------------------------------------</text:p>
      <text:p text:style-name="P1"><text:s text:c="4"/>out 61h, al <text:s text:c="16"/>; Turn speaker on</text:p>
      <text:p text:style-name="P1"><text:s text:c="4"/>mov al, 0B6h <text:s text:c="15"/></text:p>
      <text:p text:style-name="P1"><text:s text:c="4"/>out 43h, al <text:s text:c="16"/></text:p>
      <text:p text:style-name="P1"><text:s text:c="4"/>mov al, SOUND_LOW <text:s text:c="10"/>;=&gt; Push note</text:p>
      <text:p text:style-name="P1"><text:s text:c="4"/>out 42h, al <text:s text:c="16"/></text:p>
      <text:p text:style-name="P1"><text:s text:c="4"/>mov al, SOUND_HIGH <text:s text:c="9"/></text:p>
      <text:p text:style-name="P1"><text:s text:c="4"/>out 42h, al <text:s text:c="16"/>;&lt;=|</text:p>
      <text:p text:style-name="P1"><text:s text:c="4"/>mov SOUND_OFF, FALSE <text:s text:c="7"/>; Sound is on</text:p>
      <text:p text:style-name="P1"><text:s text:c="4"/>mov TimeSound, FREE <text:s text:c="8"/>; Time for sound is 0</text:p>
      <text:p text:style-name="P1"><text:s text:c="4"/>pop ax</text:p>
      <text:p text:style-name="P1"><text:s text:c="4"/>ret</text:p>
      <text:p text:style-name="P1">STARTSOUND endp</text:p>
      <text:p text:style-name="P1">STOPSOUND proc <text:s text:c="9"/>;-------------------------------------------------------</text:p>
      <text:p text:style-name="P1"><text:s text:c="4"/>push ax <text:s text:c="12"/>; Stopping the KLACK-sound</text:p>
      <text:p text:style-name="P1"><text:s text:c="4"/>in al, 61h <text:s text:c="9"/>;&lt; SOUND_OFF - true</text:p>
      <text:p text:style-name="P1"><text:s text:c="4"/>and al, 0FCh <text:s text:c="7"/>;-------------------------------------------------------</text:p>
      <text:p text:style-name="P1"><text:s text:c="4"/>out 61h, al <text:s text:c="16"/>; Turn speaker off</text:p>
      <text:p text:style-name="P1"><text:s text:c="4"/>mov SOUND_OFF, TRUE <text:s text:c="8"/>; Sound is off</text:p>
      <text:p text:style-name="P1"><text:s text:c="4"/>pop ax</text:p>
      <text:p text:style-name="P1"><text:s text:c="4"/>ret</text:p>
      <text:p text:style-name="P1">STOPSOUND endp</text:p>
      <text:p text:style-name="P1">SHOWPOINTS proc <text:s text:c="8"/>;-------------------------------------------------------</text:p>
      <text:p text:style-name="P1"><text:s text:c="4"/>push ax <text:s text:c="12"/>; Showing points of BLACK and WHITE</text:p>
      <text:p text:style-name="P1"><text:s text:c="4"/>mov StartX, 38 <text:s text:c="5"/>;&lt; StartX, StartY</text:p>
      <text:p text:style-name="P1"><text:s text:c="4"/>mov StartY, 7 <text:s text:c="6"/>;------------------------------------------------------- <text:s text:c="7"/></text:p>
      <text:p text:style-name="P1"><text:s text:c="4"/>mov ax, PointsBlack <text:s text:c="8"/>; Showing points of black</text:p>
      <text:p text:style-name="P1"><text:s text:c="4"/>call INSERTNUMBER <text:s text:c="10"/>;&lt;=| </text:p>
      <text:p text:style-name="P1"><text:s text:c="4"/>mov StartX, 38 <text:s text:c="13"/>;=&gt; Showing points of white</text:p>
      <text:p text:style-name="P1"><text:s text:c="4"/>mov StartY, 13</text:p>
      <text:p text:style-name="P1"><text:s text:c="4"/>mov ax, PointsWhite</text:p>
      <text:p text:style-name="P1"><text:s text:c="4"/>call INSERTNUMBER <text:s text:c="10"/>;&lt;=| </text:p>
      <text:p text:style-name="P1"><text:s text:c="4"/>pop ax</text:p>
      <text:p text:style-name="P1"><text:s text:c="4"/>ret</text:p>
      <text:p text:style-name="P1">SHOWPOINTS endp</text:p>
      <text:p text:style-name="P1">INSERTNUMBER proc <text:s text:c="6"/>;-------------------------------------------------------</text:p>
      <text:p text:style-name="P1"><text:s text:c="4"/>push ax <text:s text:c="12"/>; Showing a number on HUD</text:p>
      <text:p text:style-name="P1"><text:s text:c="4"/>push cx <text:s text:c="12"/>;&gt; ax - number to show <text:s text:c="14"/></text:p>
      <text:p text:style-name="P1"><text:s text:c="4"/>push dx <text:s text:c="12"/>;-------------------------------------------------------</text:p>
      <text:p text:style-name="P1">IN_INSERT: <text:s/>call SETSTART <text:s text:c="6"/>; Setting start-point</text:p>
      <text:p text:style-name="P1"><text:soft-page-break/><text:s text:c="12"/>div TEN <text:s text:c="12"/>; Get last value</text:p>
      <text:p text:style-name="P1"><text:s text:c="12"/>add ah, 30h <text:s text:c="8"/>; Transform into ASCII</text:p>
      <text:p text:style-name="P1"><text:s text:c="12"/>mov cx, ax <text:s text:c="9"/>;=&gt; Show ASCII-character on screen</text:p>
      <text:p text:style-name="P1"><text:s text:c="12"/>mov dl, ah</text:p>
      <text:p text:style-name="P1"><text:s text:c="12"/>mov ax, 200h <text:s text:c="8"/></text:p>
      <text:p text:style-name="P1"><text:s text:c="12"/>int 21h <text:s text:c="12"/>;&lt;=| </text:p>
      <text:p text:style-name="P1"><text:s text:c="12"/>mov ax, cx</text:p>
      <text:p text:style-name="P1"><text:s text:c="12"/>xor ah,ah</text:p>
      <text:p text:style-name="P1"><text:s text:c="12"/>dec StartX <text:s text:c="9"/>; Set next place</text:p>
      <text:p text:style-name="P1"><text:s text:c="12"/>cmp ax, 0 <text:s text:c="10"/>; See if there is more</text:p>
      <text:p text:style-name="P1"><text:s text:c="12"/>jne IN_INSERT</text:p>
      <text:p text:style-name="P1"><text:s text:c="12"/>pop dx</text:p>
      <text:p text:style-name="P1"><text:s text:c="12"/>pop cx</text:p>
      <text:p text:style-name="P1"><text:s text:c="12"/>pop ax</text:p>
      <text:p text:style-name="P1"><text:s text:c="12"/>ret</text:p>
      <text:p text:style-name="P1">INSERTNUMBER endp</text:p>
      <text:p text:style-name="P1">SETSTART proc <text:s text:c="10"/>;-------------------------------------------------------</text:p>
      <text:p text:style-name="P1"><text:s text:c="4"/>push ax <text:s text:c="12"/>; Setting start to show a character on the HUD</text:p>
      <text:p text:style-name="P1"><text:s text:c="4"/>push bx <text:s text:c="12"/>;&gt; StartX - value to start for X</text:p>
      <text:p text:style-name="P1"><text:s text:c="4"/>push dx <text:s text:c="12"/>;&gt; StartY - value to start for Y</text:p>
      <text:p text:style-name="P1"><text:s text:c="4"/>mov dh, StartY <text:s text:c="5"/>;------------------------------------------------------- </text:p>
      <text:p text:style-name="P1"><text:s text:c="4"/>mov dl, StartX <text:s text:c="3"/></text:p>
      <text:p text:style-name="P1"><text:s text:c="4"/>xor bx, bx</text:p>
      <text:p text:style-name="P1"><text:s text:c="4"/>mov ax, 200h</text:p>
      <text:p text:style-name="P1"><text:s text:c="4"/>int 10h</text:p>
      <text:p text:style-name="P1"><text:s text:c="4"/>pop dx</text:p>
      <text:p text:style-name="P1"><text:s text:c="4"/>pop bx</text:p>
      <text:p text:style-name="P1"><text:s text:c="4"/>pop ax</text:p>
      <text:p text:style-name="P1"><text:s text:c="4"/>ret</text:p>
      <text:p text:style-name="P1">SETSTART endp</text:p>
      <text:p text:style-name="P1">MAKEBOARDPOSITION proc <text:s/>;-------------------------------------------------------</text:p>
      <text:p text:style-name="P1"><text:s text:c="4"/>sub ax, 4 <text:s text:c="10"/>; Making xy-coordinates to exact start-position on the</text:p>
      <text:p text:style-name="P1"><text:s text:c="4"/>shr ax, 4 <text:s text:c="10"/>; board</text:p>
      <text:p text:style-name="P1"><text:s text:c="4"/>shl ax, 4 <text:s text:c="10"/>;&lt;&gt; ax - X</text:p>
      <text:p text:style-name="P1"><text:s text:c="4"/>sub bx, 4 <text:s text:c="10"/>;&lt;&gt; bx - Y</text:p>
      <text:p text:style-name="P1"><text:s text:c="4"/>shr bx, 4 <text:s text:c="10"/>;------------------------------------------------------- <text:s/></text:p>
      <text:p text:style-name="P1"><text:s text:c="4"/>shl bx, 4 <text:s text:c="12"/></text:p>
      <text:p text:style-name="P1"><text:s text:c="4"/>ret</text:p>
      <text:p text:style-name="P1">MAKEBOARDPOSITION endp</text:p>
      <text:p text:style-name="P1">PLACEONBOARD proc <text:s text:c="6"/>;-------------------------------------------------------</text:p>
      <text:p text:style-name="P1"><text:s text:c="4"/>push ax <text:s text:c="12"/>; Try to place the stone and add that to SGF</text:p>
      <text:p text:style-name="P1"><text:s text:c="4"/>push bx <text:s text:c="12"/>;&gt; ax - X <text:s/></text:p>
      <text:p text:style-name="P1"><text:s text:c="4"/>push @DATA <text:s text:c="9"/>;&gt; bx - Y</text:p>
      <text:p text:style-name="P1"><text:s text:c="4"/>pop ds <text:s text:c="13"/>;&gt; dx - Offset &lt;Color&gt;</text:p>
      <text:p text:style-name="P1"><text:s text:c="4"/>push video_seg <text:s text:c="5"/>;-------------------------------------------------------</text:p>
      <text:p text:style-name="P1"><text:s text:c="4"/>pop es</text:p>
      <text:p text:style-name="P1"><text:s text:c="4"/>shr ax, 4 <text:s text:c="18"/>;=&gt; Making board 12x12</text:p>
      <text:p text:style-name="P1"><text:s text:c="4"/>shr bx, 4 <text:s text:c="18"/>;</text:p>
      <text:p text:style-name="P1"><text:s text:c="4"/>call CHECKANDPLAY <text:s text:c="10"/>; Checking and placing on board</text:p>
      <text:p text:style-name="P1"><text:s text:c="4"/>cmp PLACED, FALSE <text:s text:c="10"/>; If failed</text:p>
      <text:p text:style-name="P1"><text:s text:c="4"/>je CHECKFAILED <text:s text:c="13"/>; <text:s text:c="2"/>jump to end</text:p>
      <text:p text:style-name="P1"><text:s text:c="4"/>call ADDTOSGF <text:s text:c="14"/>; Adding the stone to SGF</text:p>
      <text:p text:style-name="P1">CHECKFAILED: <text:s text:c="3"/>pop bx</text:p>
      <text:p text:style-name="P1"><text:s text:c="16"/>pop ax</text:p>
      <text:p text:style-name="P1"><text:s text:c="16"/>ret</text:p>
      <text:p text:style-name="P1">PLACEONBOARD endp</text:p>
      <text:p text:style-name="P1">ADDTOSGF proc <text:s text:c="18"/>;-----------------------------------------------</text:p>
      <text:p text:style-name="P1"><text:s text:c="4"/>cmp SGFNUMBER, SGF_MAX-1 <text:s text:c="3"/>; Adding the currently placed stone to SGF-Data</text:p>
      <text:p text:style-name="P1"><text:s text:c="4"/>jae ADD_END <text:s text:c="16"/>;&gt; al - X</text:p>
      <text:p text:style-name="P1"><text:s text:c="4"/>push ax <text:s text:c="20"/>;&gt; bl - Y</text:p>
      <text:p text:style-name="P1"><text:s text:c="4"/>push di <text:s text:c="20"/>;&gt; dx - Offset &lt;Color&gt;</text:p>
      <text:p text:style-name="P1"><text:s text:c="4"/>mov di, OFFSET SGFDATACOLOR ;&lt; SGFNUMBER - +1, if possible</text:p>
      <text:p text:style-name="P1"><text:s text:c="4"/>shl SGFNUMBER, 1 <text:s text:c="11"/>;-----------------------------------------------</text:p>
      <text:p text:style-name="P1"><text:s text:c="4"/>add di, SGFNUMBER <text:s text:c="10"/>; Saving color</text:p>
      <text:p text:style-name="P1"><text:s text:c="4"/>shr SGFNUMBER, 1</text:p>
      <text:p text:style-name="P1"><text:s text:c="4"/>mov [di], dx <text:s text:c="15"/>;&lt;=|</text:p>
      <text:p text:style-name="P1"><text:soft-page-break/><text:s text:c="4"/>mov di, OFFSET SGFDATAX <text:s text:c="4"/>;=&gt; Saving X</text:p>
      <text:p text:style-name="P1"><text:s text:c="4"/>add di, SGFNUMBER</text:p>
      <text:p text:style-name="P1"><text:s text:c="4"/>mov BYTE PTR [di], al <text:s text:c="6"/>;&lt;=|</text:p>
      <text:p text:style-name="P1"><text:s text:c="4"/>mov di, OFFSET SGFDATAY <text:s text:c="4"/>;=&gt; Saving Y</text:p>
      <text:p text:style-name="P1"><text:s text:c="4"/>add di, SGFNUMBER</text:p>
      <text:p text:style-name="P1"><text:s text:c="4"/>mov BYTE PTR [di], bl <text:s text:c="6"/>;&lt;=|</text:p>
      <text:p text:style-name="P1"><text:s text:c="4"/>inc SGFNUMBER <text:s text:c="14"/>; Setting next free place</text:p>
      <text:p text:style-name="P1"><text:s text:c="4"/>pop di</text:p>
      <text:p text:style-name="P1"><text:s text:c="4"/>pop ax</text:p>
      <text:p text:style-name="P1">ADD_END: ret</text:p>
      <text:p text:style-name="P1">ADDTOSGF endp</text:p>
      <text:p text:style-name="P1">CHECKANDPLAY proc <text:s text:c="10"/>;---------------------------------------------------</text:p>
      <text:p text:style-name="P1"><text:s text:c="4"/>push ax <text:s text:c="16"/>; Checks if the place where to play on is OK and</text:p>
      <text:p text:style-name="P1"><text:s text:c="4"/>push bx <text:s text:c="16"/>; cleans up to remove captured stones</text:p>
      <text:p text:style-name="P1"><text:s text:c="4"/>mov PLACED, TRUE <text:s text:c="7"/>;&gt; ax - X <text:s text:c="40"/></text:p>
      <text:p text:style-name="P1"><text:s text:c="4"/>imul bx, board_size <text:s text:c="4"/>;&gt; bx - Y <text:s text:c="37"/></text:p>
      <text:p text:style-name="P1"><text:s text:c="4"/>add ax, bx <text:s text:c="13"/>;&gt; dx - Offset &lt;Color&gt;</text:p>
      <text:p text:style-name="P1"><text:s text:c="4"/>shl ax, 1 <text:s text:c="14"/>;&lt; PLACED - TRUE if stone was placed</text:p>
      <text:p text:style-name="P1"><text:s text:c="4"/>mov bx, OFFSET BOARD <text:s text:c="3"/>;--------------------------------------------------- <text:s text:c="3"/></text:p>
      <text:p text:style-name="P1"><text:s text:c="4"/>add bx, ax <text:s text:c="17"/>; Checking if current position is free</text:p>
      <text:p text:style-name="P1"><text:s text:c="4"/>shr ax, 1 <text:s text:c="18"/></text:p>
      <text:p text:style-name="P1"><text:s text:c="4"/>cmp WORD PTR [bx], FREE <text:s text:c="4"/></text:p>
      <text:p text:style-name="P1"><text:s text:c="4"/>je ITSOK <text:s text:c="19"/></text:p>
      <text:p text:style-name="P1"><text:s text:c="4"/>mov PLACED, FALSE <text:s text:c="10"/>;&lt;=|</text:p>
      <text:p text:style-name="P1"><text:s text:c="4"/>jmp CAPEND <text:s text:c="17"/></text:p>
      <text:p text:style-name="P1">ITSOK: <text:s/>call VISIT <text:s text:c="13"/>; Visit current place</text:p>
      <text:p text:style-name="P1"><text:s text:c="8"/>mov WORD PTR [bx], dx <text:s text:c="2"/>; Setting stone on board</text:p>
      <text:p text:style-name="P1"><text:s text:c="8"/>call LOOKAROUND <text:s text:c="8"/>; Check if placing is OK</text:p>
      <text:p text:style-name="P1"><text:s text:c="8"/>call UNVISIT <text:s text:c="11"/>; Unvisit current place</text:p>
      <text:p text:style-name="P1"><text:s text:c="8"/>cmp AROUND, FREE <text:s text:c="7"/>;=&gt; See if around was free</text:p>
      <text:p text:style-name="P1"><text:s text:c="8"/>je CAPEND <text:s text:c="14"/>; </text:p>
      <text:p text:style-name="P1"><text:s text:c="8"/>mov WORD PTR [bx], FREE ;</text:p>
      <text:p text:style-name="P1"><text:s text:c="8"/>mov PLACED, FALSE <text:s text:c="6"/>;&lt;=|</text:p>
      <text:p text:style-name="P1">CAPEND: pop bx</text:p>
      <text:p text:style-name="P1"><text:s text:c="8"/>pop ax</text:p>
      <text:p text:style-name="P1"><text:s text:c="8"/>ret</text:p>
      <text:p text:style-name="P1">CHECKANDPLAY endp</text:p>
      <text:p text:style-name="P1">LOOKAROUND proc <text:s text:c="8"/>;-------------------------------------------------------</text:p>
      <text:p text:style-name="P1"><text:s text:c="4"/>push ax <text:s text:c="12"/>; Checking the fields around a field.</text:p>
      <text:p text:style-name="P1"><text:s text:c="4"/>push cx <text:s text:c="12"/>;&gt; ax - BYTE-XY-coordinate <text:s text:c="25"/></text:p>
      <text:p text:style-name="P1"><text:s text:c="4"/>mov AROUND, ALLFOUR ;&gt; dx - Offset &lt;Color&gt;</text:p>
      <text:p text:style-name="P1"><text:s text:c="4"/>mov LOOK, FREE <text:s text:c="5"/>;&lt; AROUND - changed according CHECKONE, 0-OK, 1-fail <text:s text:c="7"/></text:p>
      <text:p text:style-name="P1"><text:s text:c="4"/>xor cx, cx <text:s text:c="9"/>;-------------------------------------------------------</text:p>
      <text:p text:style-name="P1"><text:s text:c="4"/>inc cl <text:s text:c="21"/>;////////// Field above ////////// </text:p>
      <text:p text:style-name="P1"><text:s text:c="4"/>cmp ax, board_size <text:s text:c="9"/>; If XY &lt; board_size</text:p>
      <text:p text:style-name="P1"><text:s text:c="4"/>jb RIGHTFIELD <text:s text:c="14"/>; <text:s text:c="2"/>then no field above</text:p>
      <text:p text:style-name="P1"><text:s text:c="4"/>dec cl <text:s text:c="21"/>; </text:p>
      <text:p text:style-name="P1"><text:s text:c="4"/>sub ax, next_y <text:s text:c="13"/>; Get field above</text:p>
      <text:p text:style-name="P1"><text:s text:c="4"/>call CHECKONE <text:s text:c="14"/>; Check it</text:p>
      <text:p text:style-name="P1"><text:s text:c="4"/>add ax, next_y <text:s text:c="13"/>; Get back</text:p>
      <text:p text:style-name="P1"><text:s text:c="4"/>add cl, LOOK <text:s text:c="15"/>; See if flag was set</text:p>
      <text:p text:style-name="P1">RIGHTFIELD: inc cl <text:s text:c="13"/>;////////// Field right //////////</text:p>
      <text:p text:style-name="P1"><text:s text:c="12"/>push ax <text:s text:c="13"/></text:p>
      <text:p text:style-name="P1"><text:s text:c="12"/>inc ax <text:s text:c="13"/>; Make XY -&gt; 1-144</text:p>
      <text:p text:style-name="P1"><text:s text:c="12"/>call MODSIZE <text:s text:c="7"/>; See if we are right</text:p>
      <text:p text:style-name="P1"><text:s text:c="12"/>cmp ax, 0 <text:s text:c="10"/>; If right == 0</text:p>
      <text:p text:style-name="P1"><text:s text:c="12"/>pop ax <text:s text:c="13"/>;</text:p>
      <text:p text:style-name="P1"><text:s text:c="12"/>je DOWNFIELD <text:s text:c="7"/>; <text:s text:c="2"/>then no field on right</text:p>
      <text:p text:style-name="P1"><text:s text:c="12"/>dec cl <text:s text:c="13"/>;</text:p>
      <text:p text:style-name="P1"><text:s text:c="12"/>inc ax <text:s text:c="13"/>; Set right field</text:p>
      <text:p text:style-name="P1"><text:s text:c="12"/>call CHECKONE <text:s text:c="6"/>; Check it</text:p>
      <text:p text:style-name="P1"><text:s text:c="12"/>dec ax <text:s text:c="13"/>; Set back</text:p>
      <text:p text:style-name="P1"><text:s text:c="12"/>add cl, LOOK <text:s text:c="7"/>; See if flag was set</text:p>
      <text:p text:style-name="P1">DOWNFIELD: <text:s/>inc cl <text:s text:c="13"/>;////////// Field below //////////</text:p>
      <text:p text:style-name="P1"><text:s text:c="12"/>cmp ax, 131 <text:s text:c="8"/>; If XY &gt; 11*12-1</text:p>
      <text:p text:style-name="P1"><text:s text:c="12"/>ja LEFTFIELD <text:s text:c="7"/>; <text:s text:c="2"/>then no field below</text:p>
      <text:p text:style-name="P1"><text:soft-page-break/><text:s text:c="12"/>dec cl <text:s text:c="13"/>; </text:p>
      <text:p text:style-name="P1"><text:s text:c="12"/>add ax, next_y <text:s text:c="5"/>; Get field below</text:p>
      <text:p text:style-name="P1"><text:s text:c="12"/>call CHECKONE <text:s text:c="6"/>; Check it</text:p>
      <text:p text:style-name="P1"><text:s text:c="12"/>sub ax, next_y <text:s text:c="5"/>; Get back</text:p>
      <text:p text:style-name="P1"><text:s text:c="12"/>add cl, LOOK <text:s text:c="7"/>; See if flag was set</text:p>
      <text:p text:style-name="P1">LEFTFIELD: <text:s/>inc cl <text:s text:c="13"/>;////////// Field left //////////</text:p>
      <text:p text:style-name="P1"><text:s text:c="12"/>push ax</text:p>
      <text:p text:style-name="P1"><text:s text:c="12"/>call MODSIZE <text:s text:c="7"/>; See if we are left</text:p>
      <text:p text:style-name="P1"><text:s text:c="12"/>cmp ax, 0 <text:s text:c="10"/>; If left == 0</text:p>
      <text:p text:style-name="P1"><text:s text:c="12"/>pop ax <text:s text:c="13"/>;</text:p>
      <text:p text:style-name="P1"><text:s text:c="12"/>je ENDFIELD <text:s text:c="8"/>; <text:s text:c="2"/>then no field on left</text:p>
      <text:p text:style-name="P1"><text:s text:c="12"/>dec cl <text:s text:c="13"/>;</text:p>
      <text:p text:style-name="P1"><text:s text:c="12"/>dec ax <text:s text:c="13"/>; Set left field</text:p>
      <text:p text:style-name="P1"><text:s text:c="12"/>call CHECKONE <text:s text:c="6"/>; Check it</text:p>
      <text:p text:style-name="P1"><text:s text:c="12"/>inc ax <text:s text:c="13"/>; Set back</text:p>
      <text:p text:style-name="P1"><text:s text:c="12"/>add cl, LOOK <text:s text:c="7"/>; See if flag was set</text:p>
      <text:p text:style-name="P1">ENDFIELD: <text:s text:c="2"/>and AROUND, cl <text:s text:c="5"/>; See if all 4 directions are unfree</text:p>
      <text:p text:style-name="P1"><text:s text:c="12"/>pop cx <text:s text:c="13"/>; if yes then AROUND is UNFREE, else FREE</text:p>
      <text:p text:style-name="P1"><text:s text:c="12"/>pop ax <text:s text:c="26"/></text:p>
      <text:p text:style-name="P1"><text:s text:c="12"/>ret <text:s text:c="2"/></text:p>
      <text:p text:style-name="P1">LOOKAROUND endp</text:p>
      <text:p text:style-name="P1">MODSIZE proc <text:s text:c="19"/>;-----------------------------------------------</text:p>
      <text:p text:style-name="P1"><text:s text:c="4"/>mov YVAR, 0 <text:s text:c="16"/>; Divides al by board_size</text:p>
      <text:p text:style-name="P1">MODSTART: <text:s text:c="2"/>cmp ax, board_size <text:s/>;&lt;&gt; ax - remainder <text:s text:c="27"/></text:p>
      <text:p text:style-name="P1"><text:s text:c="12"/>jb MODEND <text:s text:c="10"/>;&lt; YVAR - quotient <text:s text:c="27"/></text:p>
      <text:p text:style-name="P1"><text:s text:c="12"/>sub ax, board_size <text:s/>;-----------------------------------------------</text:p>
      <text:p text:style-name="P1"><text:s text:c="12"/>inc YVAR <text:s text:c="19"/></text:p>
      <text:p text:style-name="P1"><text:s text:c="12"/>jmp MODSTART <text:s text:c="15"/></text:p>
      <text:p text:style-name="P1">MODEND: ret</text:p>
      <text:p text:style-name="P1">MODSIZE endp</text:p>
      <text:p text:style-name="P1">CHECKONE proc <text:s text:c="10"/>;-------------------------------------------------------</text:p>
      <text:p text:style-name="P1"><text:s text:c="4"/>push ax <text:s text:c="12"/>; Checks a field and its surroundings</text:p>
      <text:p text:style-name="P1"><text:s text:c="4"/>push bx <text:s text:c="12"/>;&gt; ax - BYTE-XY-coordinate <text:s text:c="13"/></text:p>
      <text:p text:style-name="P1"><text:s text:c="4"/>push cx <text:s text:c="12"/>;&gt; dx - Offset &lt;Color&gt;</text:p>
      <text:p text:style-name="P1"><text:s text:c="4"/>push dx <text:s text:c="12"/>;&lt; LOOK - FREE - OK, UNFREE - not free</text:p>
      <text:p text:style-name="P1"><text:s text:c="4"/>mov bx, OFFSET BOARD;-------------------------------------------------------</text:p>
      <text:p text:style-name="P1"><text:s text:c="4"/>shl ax, 1 <text:s text:c="18"/>; Check if this field is free</text:p>
      <text:p text:style-name="P1"><text:s text:c="4"/>add bx, ax <text:s text:c="17"/></text:p>
      <text:p text:style-name="P1"><text:s text:c="4"/>shr ax, 1 <text:s text:c="18"/></text:p>
      <text:p text:style-name="P1"><text:s text:c="4"/>cmp WORD PTR [bx], FREE <text:s text:c="4"/></text:p>
      <text:p text:style-name="P1"><text:s text:c="4"/>jne CONOTOK <text:s text:c="16"/></text:p>
      <text:p text:style-name="P1"><text:s text:c="4"/>mov LOOK, FREE <text:s text:c="13"/>;&lt;=|</text:p>
      <text:p text:style-name="P1"><text:s text:c="4"/>jmp COEND <text:s text:c="18"/></text:p>
      <text:p text:style-name="P1">CONOTOK: mov cx, [bx]</text:p>
      <text:p text:style-name="P1"><text:s text:c="9"/>mov MYCOLOR, cx <text:s text:c="7"/>; Save current stone-color</text:p>
      <text:p text:style-name="P1"><text:s text:c="9"/>call CHECKAROUND <text:s text:c="6"/>; Check fields around</text:p>
      <text:p text:style-name="P1"><text:s text:c="9"/>call UNVISIT <text:s text:c="10"/>; Unvisit all stones</text:p>
      <text:p text:style-name="P1"><text:s text:c="9"/>cmp cx, dx <text:s text:c="12"/>;=&gt; Check if color of this stone is same or </text:p>
      <text:p text:style-name="P1"><text:s text:c="9"/>jne CODIFF <text:s text:c="12"/>; <text:s text:c="2"/>different then which is placed</text:p>
      <text:p text:style-name="P1"><text:s text:c="9"/>mov bl, COVAR</text:p>
      <text:p text:style-name="P1"><text:s text:c="9"/>mov LOOK, bl <text:s text:c="10"/>;&lt;=|</text:p>
      <text:p text:style-name="P1"><text:s text:c="9"/>jmp COEND</text:p>
      <text:p text:style-name="P1">CODIFF: mov LOOK, UNFREE <text:s text:c="7"/>; For different stones: look = !covar</text:p>
      <text:p text:style-name="P1"><text:s text:c="8"/>cmp COVAR, FREE <text:s text:c="8"/>; <text:s/>(other had free place)</text:p>
      <text:p text:style-name="P1"><text:s text:c="8"/>je COEND <text:s text:c="15"/>; </text:p>
      <text:p text:style-name="P1"><text:s text:c="8"/>mov LOOK, FREE <text:s text:c="9"/>; else it will be free</text:p>
      <text:p text:style-name="P1"><text:s text:c="8"/>mov COUNT, 0 <text:s text:c="11"/>;////////// Clearing captured //////////</text:p>
      <text:p text:style-name="P1"><text:s text:c="8"/>call ERASE <text:s text:c="13"/>; Remove captured stones</text:p>
      <text:p text:style-name="P1"><text:s text:c="8"/>call UNVISIT <text:s text:c="11"/>; Unvisit all stones</text:p>
      <text:p text:style-name="P1"><text:s text:c="8"/>cmp dx, OFFSET BufferBlack <text:s/>;////////// Adding captured //////////</text:p>
      <text:p text:style-name="P1"><text:s text:c="8"/>jne ADDWHITE <text:s text:c="15"/></text:p>
      <text:p text:style-name="P1"><text:s text:c="8"/>mov cx, PointsBlack <text:s text:c="8"/>;=&gt; to BLACK</text:p>
      <text:p text:style-name="P1"><text:s text:c="8"/>add cx, COUNT <text:s text:c="14"/></text:p>
      <text:p text:style-name="P1"><text:s text:c="8"/>mov PointsBlack, cx <text:s text:c="8"/>;&lt;=|</text:p>
      <text:p text:style-name="P1"><text:s text:c="8"/>jmp COEND</text:p>
      <text:p text:style-name="P1">ADDWHITE: <text:s text:c="2"/>mov cx, PointsWhite <text:s text:c="4"/>;=&gt; to WHITE</text:p>
      <text:p text:style-name="P1"><text:soft-page-break/><text:s text:c="12"/>add cx, COUNT <text:s text:c="10"/></text:p>
      <text:p text:style-name="P1"><text:s text:c="12"/>mov PointsWhite, cx <text:s text:c="4"/>;&lt;=|</text:p>
      <text:p text:style-name="P1">COEND: <text:s/>pop dx</text:p>
      <text:p text:style-name="P1"><text:s text:c="8"/>pop cx</text:p>
      <text:p text:style-name="P1"><text:s text:c="8"/>pop bx</text:p>
      <text:p text:style-name="P1"><text:s text:c="8"/>pop ax</text:p>
      <text:p text:style-name="P1"><text:s text:c="8"/>ret</text:p>
      <text:p text:style-name="P1">CHECKONE endp</text:p>
      <text:p text:style-name="P1">VISIT proc <text:s text:c="21"/>;-----------------------------------------------</text:p>
      <text:p text:style-name="P1"><text:s text:c="4"/>push bx <text:s text:c="20"/>; Sets a place on CHECKBOARD to UNFREE </text:p>
      <text:p text:style-name="P1"><text:s text:c="4"/>mov bx, OFFSET CHECKBOARD <text:s text:c="2"/>;&gt; ax - place to unfree</text:p>
      <text:p text:style-name="P1"><text:s text:c="4"/>add bx, ax <text:s text:c="17"/>;----------------------------------------------- <text:s/></text:p>
      <text:p text:style-name="P1"><text:s text:c="4"/>mov BYTE PTR [bx], UNFREE <text:s text:c="2"/></text:p>
      <text:p text:style-name="P1"><text:s text:c="4"/>pop bx <text:s text:c="21"/></text:p>
      <text:p text:style-name="P1"><text:s text:c="4"/>ret</text:p>
      <text:p text:style-name="P1">VISIT endp</text:p>
      <text:p text:style-name="P1">UNVISIT proc <text:s text:c="19"/>;-------------------------------------</text:p>
      <text:p text:style-name="P1"><text:s text:c="4"/>push bx <text:s text:c="20"/>; Sets hole CHECKBOARD to FREE </text:p>
      <text:p text:style-name="P1"><text:s text:c="4"/>push cx <text:s text:c="20"/>;-------------------------------------</text:p>
      <text:p text:style-name="P1"><text:s text:c="4"/>mov cx, 72 <text:s text:c="17"/></text:p>
      <text:p text:style-name="P1"><text:s text:c="4"/>mov bx, OFFSET CHECKBOARD <text:s text:c="2"/></text:p>
      <text:p text:style-name="P1">UN72: <text:s text:c="2"/>mov WORD PTR [bx], FREE <text:s text:c="4"/></text:p>
      <text:p text:style-name="P1"><text:s text:c="8"/>add bx, 2 <text:s text:c="18"/></text:p>
      <text:p text:style-name="P1"><text:s text:c="8"/>loop UN72 <text:s text:c="18"/></text:p>
      <text:p text:style-name="P1"><text:s text:c="8"/>pop cx <text:s text:c="21"/></text:p>
      <text:p text:style-name="P1"><text:s text:c="8"/>pop bx <text:s text:c="21"/></text:p>
      <text:p text:style-name="P1"><text:s text:c="8"/>ret</text:p>
      <text:p text:style-name="P1">UNVISIT endp</text:p>
      <text:p text:style-name="P1">CHECKAROUND proc <text:s text:c="7"/>;-------------------------------------------------------</text:p>
      <text:p text:style-name="P1"><text:s text:c="4"/>push ax <text:s text:c="12"/>; Recursive check of field and surroundings</text:p>
      <text:p text:style-name="P1"><text:s text:c="4"/>push bx <text:s text:c="12"/>;&gt; ax - BYTE-XY-coordinate <text:s text:c="16"/></text:p>
      <text:p text:style-name="P1"><text:s text:c="4"/>push cx <text:s text:c="12"/>;&gt; dx - Offset &lt;Color&gt; <text:s text:c="20"/></text:p>
      <text:p text:style-name="P1"><text:s text:c="4"/>mov COVAR, UNFREE <text:s text:c="2"/>;&lt; COVAR - FREE / UNFREE </text:p>
      <text:p text:style-name="P1"><text:s text:c="4"/>mov bx, OFFSET BOARD;-------------------------------------------------------</text:p>
      <text:p text:style-name="P1"><text:s text:c="4"/>shl ax, 1 <text:s text:c="18"/>; Is this field free ?</text:p>
      <text:p text:style-name="P1"><text:s text:c="4"/>add bx, ax <text:s text:c="17"/></text:p>
      <text:p text:style-name="P1"><text:s text:c="4"/>shr ax, 1 <text:s text:c="18"/></text:p>
      <text:p text:style-name="P1"><text:s text:c="4"/>cmp WORD PTR [bx], FREE <text:s text:c="4"/></text:p>
      <text:p text:style-name="P1"><text:s text:c="4"/>je CA_FREEEND <text:s text:c="14"/>; <text:s text:c="2"/>(Yes)</text:p>
      <text:p text:style-name="P1"><text:s text:c="4"/>mov cx, [bx] <text:s text:c="15"/>; <text:s text:c="2"/>(No) <text:s text:c="36"/>&lt;=|</text:p>
      <text:p text:style-name="P1"><text:s text:c="4"/>cmp cx, MYCOLOR <text:s text:c="12"/>; If color != mycolor</text:p>
      <text:p text:style-name="P1"><text:s text:c="4"/>jne CA_END <text:s text:c="17"/>; <text:s text:c="2"/>then end</text:p>
      <text:p text:style-name="P1"><text:s text:c="4"/>mov bx, OFFSET CHECKBOARD <text:s text:c="2"/>;=&gt; Check the CheckBoard</text:p>
      <text:p text:style-name="P1"><text:s text:c="4"/>add bx, ax <text:s text:c="17"/></text:p>
      <text:p text:style-name="P1"><text:s text:c="4"/>cmp BYTE PTR [bx], UNFREE <text:s text:c="2"/></text:p>
      <text:p text:style-name="P1"><text:s text:c="4"/>je CA_END <text:s text:c="18"/>; <text:s text:c="2"/>(visited)</text:p>
      <text:p text:style-name="P1"><text:s text:c="4"/>mov BYTE PTR [bx], UNFREE <text:s text:c="2"/>; <text:s text:c="2"/>(not visited) <text:s text:c="27"/>&lt;=|</text:p>
      <text:p text:style-name="P1"><text:s text:c="4"/>cmp ax, board_size <text:s text:c="9"/>;////////// Check around this field //////////</text:p>
      <text:p text:style-name="P1"><text:s text:c="4"/>jb CA_RIGHT <text:s text:c="16"/>; See if there is a field above</text:p>
      <text:p text:style-name="P1"><text:s text:c="4"/>sub ax, next_y <text:s text:c="13"/>; Set to above</text:p>
      <text:p text:style-name="P1"><text:s text:c="4"/>call CHECKAROUND <text:s text:c="11"/>; Check that</text:p>
      <text:p text:style-name="P1"><text:s text:c="4"/>add ax, next_y <text:s text:c="13"/>; Set back</text:p>
      <text:p text:style-name="P1"><text:s text:c="4"/>cmp COVAR, FREE <text:s text:c="12"/>; See what happened</text:p>
      <text:p text:style-name="P1"><text:s text:c="4"/>je CA_END <text:s text:c="18"/>; End if free</text:p>
      <text:p text:style-name="P1">CA_RIGHT: <text:s text:c="2"/>push ax <text:s text:c="12"/>;////////// RIGHT //////////</text:p>
      <text:p text:style-name="P1"><text:s text:c="12"/>inc ax <text:s text:c="13"/>; Make 1-144</text:p>
      <text:p text:style-name="P1"><text:s text:c="12"/>call MODSIZE</text:p>
      <text:p text:style-name="P1"><text:s text:c="12"/>cmp ax, 0 <text:s text:c="10"/>; See if ax was multiple of 12</text:p>
      <text:p text:style-name="P1"><text:s text:c="12"/>pop ax <text:s text:c="13"/></text:p>
      <text:p text:style-name="P1"><text:s text:c="12"/>je CA_BELOW <text:s text:c="8"/>; <text:s text:c="2"/>then no right there</text:p>
      <text:p text:style-name="P1"><text:s text:c="12"/>inc ax <text:s text:c="13"/>; Set right field</text:p>
      <text:p text:style-name="P1"><text:s text:c="12"/>call CHECKAROUND <text:s text:c="3"/>; Check it</text:p>
      <text:p text:style-name="P1"><text:s text:c="12"/>dec ax <text:s text:c="13"/>; Set back</text:p>
      <text:p text:style-name="P1"><text:s text:c="12"/>cmp COVAR, FREE <text:s text:c="4"/>; See what happened</text:p>
      <text:p text:style-name="P1"><text:s text:c="12"/>je CA_END <text:s text:c="10"/>; End if free</text:p>
      <text:p text:style-name="P1">CA_BELOW: <text:s text:c="2"/>cmp ax, 131 <text:s text:c="8"/>;////////// BELOW //////////</text:p>
      <text:p text:style-name="P1"><text:soft-page-break/><text:s text:c="12"/>ja CA_LEFT <text:s text:c="9"/>; See if there is a field below</text:p>
      <text:p text:style-name="P1"><text:s text:c="12"/>add ax, next_y <text:s text:c="5"/>; Set to below</text:p>
      <text:p text:style-name="P1"><text:s text:c="12"/>call CHECKAROUND <text:s text:c="3"/>; Check it</text:p>
      <text:p text:style-name="P1"><text:s text:c="12"/>sub ax, next_y <text:s text:c="5"/>; Set back</text:p>
      <text:p text:style-name="P1"><text:s text:c="12"/>cmp COVAR, FREE <text:s text:c="4"/>; See what happened</text:p>
      <text:p text:style-name="P1"><text:s text:c="12"/>je CA_END <text:s text:c="10"/>; End if free</text:p>
      <text:p text:style-name="P1">CA_LEFT: <text:s text:c="3"/>push ax <text:s text:c="12"/>;////////// LEFT //////////</text:p>
      <text:p text:style-name="P1"><text:s text:c="12"/>call MODSIZE <text:s text:c="7"/></text:p>
      <text:p text:style-name="P1"><text:s text:c="12"/>cmp ax, 0 <text:s text:c="10"/>; See if mod is 0</text:p>
      <text:p text:style-name="P1"><text:s text:c="12"/>pop ax <text:s text:c="13"/></text:p>
      <text:p text:style-name="P1"><text:s text:c="12"/>je CA_END <text:s text:c="10"/>; If 0 then no left field then end</text:p>
      <text:p text:style-name="P1"><text:s text:c="12"/>dec ax <text:s text:c="13"/>; Set left</text:p>
      <text:p text:style-name="P1"><text:s text:c="12"/>call CHECKAROUND <text:s text:c="3"/>; Check it</text:p>
      <text:p text:style-name="P1"><text:s text:c="12"/>inc ax <text:s text:c="13"/>; Set back</text:p>
      <text:p text:style-name="P1"><text:s text:c="12"/>jmp CA_END</text:p>
      <text:p text:style-name="P1">CA_FREEEND: mov COVAR, FREE <text:s text:c="4"/>; Free to play</text:p>
      <text:p text:style-name="P1">CA_END: <text:s text:c="4"/>pop cx</text:p>
      <text:p text:style-name="P1"><text:s text:c="12"/>pop bx</text:p>
      <text:p text:style-name="P1"><text:s text:c="12"/>pop ax</text:p>
      <text:p text:style-name="P1"><text:s text:c="12"/>ret</text:p>
      <text:p text:style-name="P1">CHECKAROUND endp</text:p>
      <text:p text:style-name="P1">ERASE proc <text:s text:c="13"/>;-------------------------------------------------------</text:p>
      <text:p text:style-name="P1"><text:s text:c="4"/>push ax <text:s text:c="12"/>; Erase all bordering stones of same color</text:p>
      <text:p text:style-name="P1"><text:s text:c="4"/>push bx <text:s text:c="12"/>;&gt; ax - BYTE-XY-coordinate</text:p>
      <text:p text:style-name="P1"><text:s text:c="4"/>push cx <text:s text:c="12"/>;&gt; MYCOLOR - color of stone to erase</text:p>
      <text:p text:style-name="P1"><text:s text:c="4"/>mov COVAR, UNFREE <text:s text:c="2"/>;&lt; COVAR - FREE / UNFREE <text:s text:c="6"/></text:p>
      <text:p text:style-name="P1"><text:s text:c="4"/>mov bx, OFFSET BOARD;&lt; COUNT - number of erased stones </text:p>
      <text:p text:style-name="P1"><text:s text:c="4"/>shl ax, 1 <text:s text:c="10"/>;-------------------------------------------------------</text:p>
      <text:p text:style-name="P1"><text:s text:c="4"/>add bx, ax <text:s text:c="17"/>; Is this field free</text:p>
      <text:p text:style-name="P1"><text:s text:c="4"/>shr ax, 1 <text:s text:c="19"/></text:p>
      <text:p text:style-name="P1"><text:s text:c="4"/>cmp WORD PTR [bx], FREE <text:s text:c="5"/></text:p>
      <text:p text:style-name="P1"><text:s text:c="4"/>je ERASE_FREEEND <text:s text:c="11"/>; <text:s text:c="2"/>(Yes)</text:p>
      <text:p text:style-name="P1"><text:s text:c="4"/>mov cx, [bx] <text:s text:c="15"/>; <text:s text:c="2"/>(No)</text:p>
      <text:p text:style-name="P1"><text:s text:c="4"/>cmp cx, MYCOLOR <text:s text:c="12"/>; If color != mycolor</text:p>
      <text:p text:style-name="P1"><text:s text:c="4"/>jne ERASE_END <text:s text:c="14"/>; <text:s text:c="2"/>then end</text:p>
      <text:p text:style-name="P1"><text:s text:c="4"/>mov bx, OFFSET CHECKBOARD <text:s text:c="2"/>;=&gt; Check the CheckBoard</text:p>
      <text:p text:style-name="P1"><text:s text:c="4"/>add bx, ax <text:s text:c="17"/></text:p>
      <text:p text:style-name="P1"><text:s text:c="4"/>cmp BYTE PTR [bx], UNFREE <text:s text:c="2"/></text:p>
      <text:p text:style-name="P1"><text:s text:c="4"/>je ERASE_END <text:s text:c="15"/>; <text:s text:c="2"/>(visited)</text:p>
      <text:p text:style-name="P1"><text:s text:c="4"/>mov BYTE PTR [bx], UNFREE <text:s text:c="2"/>; <text:s text:c="2"/>(not visited) <text:s text:c="27"/>&lt;=|</text:p>
      <text:p text:style-name="P1"><text:s text:c="4"/>xor cx, cx <text:s text:c="17"/>;////////// Check around this field //////////</text:p>
      <text:p text:style-name="P1"><text:s text:c="4"/>cmp ax, board_size <text:s text:c="9"/>; See if there is a field above</text:p>
      <text:p text:style-name="P1"><text:s text:c="4"/>jb ERASE_RIGHT</text:p>
      <text:p text:style-name="P1"><text:s text:c="4"/>sub ax, next_y <text:s text:c="13"/>; Set to above</text:p>
      <text:p text:style-name="P1"><text:s text:c="4"/>call ERASE <text:s text:c="17"/>; Check that</text:p>
      <text:p text:style-name="P1"><text:s text:c="4"/>add ax, next_y <text:s text:c="13"/>; Set back</text:p>
      <text:p text:style-name="P1"><text:s text:c="4"/>add cl, COVAR <text:s text:c="14"/>; Add 1/0 to COVAR</text:p>
      <text:p text:style-name="P1">ERASE_RIGHT: <text:s text:c="3"/>push ax <text:s text:c="8"/>;////////// RIGHT //////////</text:p>
      <text:p text:style-name="P1"><text:s text:c="16"/>inc ax <text:s text:c="9"/>; Make 1-144</text:p>
      <text:p text:style-name="P1"><text:s text:c="16"/>call MODSIZE</text:p>
      <text:p text:style-name="P1"><text:s text:c="16"/>cmp ax, 0 <text:s text:c="6"/>; See if ax was multiple of 12</text:p>
      <text:p text:style-name="P1"><text:s text:c="16"/>pop ax <text:s text:c="9"/></text:p>
      <text:p text:style-name="P1"><text:s text:c="16"/>je ERASE_BELOW <text:s/>; <text:s text:c="2"/>then no right there</text:p>
      <text:p text:style-name="P1"><text:s text:c="16"/>inc ax <text:s text:c="9"/>; Set right field</text:p>
      <text:p text:style-name="P1"><text:s text:c="16"/>call ERASE <text:s text:c="5"/>; Check it</text:p>
      <text:p text:style-name="P1"><text:s text:c="16"/>dec ax <text:s text:c="9"/>; Set back</text:p>
      <text:p text:style-name="P1"><text:s text:c="16"/>add cl, COVAR <text:s text:c="2"/>; Add 1/0 to COVAR</text:p>
      <text:p text:style-name="P1">ERASE_BELOW: <text:s text:c="3"/>cmp ax, 131 <text:s text:c="4"/>;////////// BELOW //////////</text:p>
      <text:p text:style-name="P1"><text:s text:c="16"/>ja ERASE_LEFT <text:s text:c="2"/>; See if there is a field below</text:p>
      <text:p text:style-name="P1"><text:s text:c="16"/>add ax, next_y <text:s/>; Set to below</text:p>
      <text:p text:style-name="P1"><text:s text:c="16"/>call ERASE <text:s text:c="5"/>; Check it</text:p>
      <text:p text:style-name="P1"><text:s text:c="16"/>sub ax, next_y <text:s/>; Set back</text:p>
      <text:p text:style-name="P1"><text:s text:c="16"/>add cl, COVAR <text:s text:c="2"/>; Add 1/0 to COVAR</text:p>
      <text:p text:style-name="P1">ERASE_LEFT: push ax <text:s text:c="12"/>;////////// LEFT ////////// </text:p>
      <text:p text:style-name="P1"><text:s text:c="12"/>call MODSIZE <text:s text:c="7"/></text:p>
      <text:p text:style-name="P1"><text:s text:c="12"/>cmp ax, 0 <text:s text:c="10"/>; See if mod is 0</text:p>
      <text:p text:style-name="P1"><text:soft-page-break/><text:s text:c="12"/>pop ax <text:s text:c="13"/></text:p>
      <text:p text:style-name="P1"><text:s text:c="12"/>je ERASE_UNSETEND <text:s text:c="2"/>; If 0 then no left field then end</text:p>
      <text:p text:style-name="P1"><text:s text:c="12"/>dec ax <text:s text:c="13"/>; Set left</text:p>
      <text:p text:style-name="P1"><text:s text:c="12"/>call ERASE <text:s text:c="9"/>; Check it</text:p>
      <text:p text:style-name="P1"><text:s text:c="12"/>inc ax <text:s text:c="13"/>; Set back</text:p>
      <text:p text:style-name="P1"><text:s text:c="12"/>add cl, COVAR <text:s text:c="6"/>; Add 1/0 to COVAR</text:p>
      <text:p text:style-name="P1"><text:s text:c="12"/>jmp ERASE_UNSETEND</text:p>
      <text:p text:style-name="P1">ERASE_FREEEND: <text:s/>mov COVAR, FREE ; Free to play</text:p>
      <text:p text:style-name="P1"><text:s text:c="16"/>jmp ERASE_END</text:p>
      <text:p text:style-name="P1">ERASE_UNSETEND: shl cl, 2 <text:s text:c="6"/>; cl/4; if cl == 4 then cl = 1, else cl = 0</text:p>
      <text:p text:style-name="P1"><text:s text:c="16"/>mov COVAR, cl <text:s text:c="2"/>; 1-&gt; unfree, 0-&gt; free</text:p>
      <text:p text:style-name="P1"><text:s text:c="16"/>call ERASEME <text:s text:c="3"/>; Remove stone</text:p>
      <text:p text:style-name="P1"><text:s text:c="16"/>inc COUNT <text:s text:c="6"/>; Adding one stone to erased</text:p>
      <text:p text:style-name="P1">ERASE_END: <text:s/>pop cx</text:p>
      <text:p text:style-name="P1"><text:s text:c="12"/>pop bx</text:p>
      <text:p text:style-name="P1"><text:s text:c="12"/>pop ax</text:p>
      <text:p text:style-name="P1"><text:s text:c="12"/>ret</text:p>
      <text:p text:style-name="P1">ERASE endp</text:p>
      <text:p text:style-name="P1">ERASEME proc <text:s text:c="7"/>;-----------------------------------------------------------</text:p>
      <text:p text:style-name="P1"><text:s text:c="4"/>push ax <text:s text:c="8"/>; Erase on stone from board and graphical board</text:p>
      <text:p text:style-name="P1"><text:s text:c="4"/>push bx <text:s text:c="8"/>;&gt; ax - BYTE-XY-coordinate</text:p>
      <text:p text:style-name="P1"><text:s text:c="4"/>push dx <text:s text:c="8"/>;-----------------------------------------------------------</text:p>
      <text:p text:style-name="P1"><text:s text:c="4"/>shl ax, 1 <text:s text:c="18"/>;=&gt; Removing stone from board</text:p>
      <text:p text:style-name="P1"><text:s text:c="4"/>mov bx, OFFSET BOARD <text:s text:c="7"/></text:p>
      <text:p text:style-name="P1"><text:s text:c="4"/>add bx, ax <text:s text:c="17"/></text:p>
      <text:p text:style-name="P1"><text:s text:c="4"/>mov WORD PTR [bx], FREE <text:s text:c="4"/></text:p>
      <text:p text:style-name="P1"><text:s text:c="4"/>shr ax, 1 <text:s text:c="18"/>;&lt;=|</text:p>
      <text:p text:style-name="P1"><text:s text:c="4"/>mov dx, OFFSET BufferField <text:s/>;=&gt; Removing stone from GUI</text:p>
      <text:p text:style-name="P1"><text:s text:c="4"/>call MODSIZE <text:s text:c="15"/></text:p>
      <text:p text:style-name="P1"><text:s text:c="4"/>mov bx, YVAR <text:s text:c="15"/></text:p>
      <text:p text:style-name="P1"><text:s text:c="4"/>shl ax, 4 <text:s text:c="18"/></text:p>
      <text:p text:style-name="P1"><text:s text:c="4"/>shl bx, 4 <text:s text:c="18"/></text:p>
      <text:p text:style-name="P1"><text:s text:c="4"/>call PLACESTONE <text:s text:c="12"/>;&lt;=|</text:p>
      <text:p text:style-name="P1"><text:s text:c="4"/>pop dx</text:p>
      <text:p text:style-name="P1"><text:s text:c="4"/>pop bx</text:p>
      <text:p text:style-name="P1"><text:s text:c="4"/>pop ax</text:p>
      <text:p text:style-name="P1"><text:s text:c="4"/>ret</text:p>
      <text:p text:style-name="P1">ERASEME endp <text:s text:c="3"/></text:p>
      <text:p text:style-name="P1">KIMOVE proc <text:s text:c="8"/>;-----------------------------------------------------------</text:p>
      <text:p text:style-name="P1"><text:s text:c="4"/>push ax <text:s text:c="8"/>; Get some number and try to place a stone there</text:p>
      <text:p text:style-name="P1"><text:s text:c="4"/>push cx <text:s text:c="8"/>;-----------------------------------------------------------</text:p>
      <text:p text:style-name="P1"><text:s text:c="4"/>push dx</text:p>
      <text:p text:style-name="P1"><text:s text:c="4"/>add ax, KISAVE</text:p>
      <text:p text:style-name="P1"><text:s text:c="4"/>add ax, TimeCounterBlack</text:p>
      <text:p text:style-name="P1"><text:s text:c="4"/>add ax, TimeCounterWhite</text:p>
      <text:p text:style-name="P1"><text:s text:c="4"/>add ax, TimeBlack</text:p>
      <text:p text:style-name="P1"><text:s text:c="4"/>add ax, TimeWhite</text:p>
      <text:p text:style-name="P1">KIDIV: <text:s/>cmp ax, 144 <text:s text:c="12"/>;=&gt; Make the number lower then 144</text:p>
      <text:p text:style-name="P1"><text:s text:c="8"/>jb KINEXT</text:p>
      <text:p text:style-name="P1"><text:s text:c="8"/>sub ax, 144</text:p>
      <text:p text:style-name="P1"><text:s text:c="8"/>inc KISAVE</text:p>
      <text:p text:style-name="P1"><text:s text:c="8"/>jmp KIDIV <text:s text:c="14"/>;&lt;=|</text:p>
      <text:p text:style-name="P1">KINEXT: xor dx, dx</text:p>
      <text:p text:style-name="P1">KIX: <text:s text:c="3"/>cmp ax, board_size <text:s text:c="5"/>;=&gt; Create X and Y values out of that number</text:p>
      <text:p text:style-name="P1"><text:s text:c="8"/>jb KIY</text:p>
      <text:p text:style-name="P1"><text:s text:c="8"/>sub ax, board_size</text:p>
      <text:p text:style-name="P1"><text:s text:c="8"/>inc dx</text:p>
      <text:p text:style-name="P1"><text:s text:c="8"/>jmp KIX <text:s text:c="16"/>;&lt;=|</text:p>
      <text:p text:style-name="P1">KIY: <text:s text:c="3"/>shl ax, 5 <text:s text:c="14"/>;=&gt; Make that values fit a mouse click</text:p>
      <text:p text:style-name="P1"><text:s text:c="8"/>add ax, 32</text:p>
      <text:p text:style-name="P1"><text:s text:c="8"/>mov cx, ax <text:s text:c="13"/></text:p>
      <text:p text:style-name="P1"><text:s text:c="8"/>shl dx, 4 <text:s text:c="14"/></text:p>
      <text:p text:style-name="P1"><text:s text:c="8"/>add dx, 16 <text:s text:c="13"/>;&lt;=|</text:p>
      <text:p text:style-name="P1"><text:s text:c="8"/>call MOUSEONHUD <text:s text:c="8"/>; Try to set that stone</text:p>
      <text:p text:style-name="P1"><text:s text:c="8"/>pop dx</text:p>
      <text:p text:style-name="P1"><text:s text:c="8"/>pop cx</text:p>
      <text:p text:style-name="P1"><text:soft-page-break/><text:s text:c="8"/>pop ax</text:p>
      <text:p text:style-name="P1"><text:s text:c="8"/>ret</text:p>
      <text:p text:style-name="P1">KIMOVE endp</text:p>
      <text:p text:style-name="P1">PLACESTONE proc <text:s text:c="8"/>;-------------------------------------------------------</text:p>
      <text:p text:style-name="P1"><text:s text:c="4"/>call HIDEMOUSE <text:s text:c="5"/>; Placing a stone on the board</text:p>
      <text:p text:style-name="P1"><text:s text:c="4"/>push bx <text:s text:c="12"/>;&gt; ax X-coordinate <text:s text:c="13"/></text:p>
      <text:p text:style-name="P1"><text:s text:c="4"/>push cx <text:s text:c="12"/>;&gt; bx Y-coordinate <text:s text:c="13"/></text:p>
      <text:p text:style-name="P1"><text:s text:c="4"/>push di <text:s text:c="12"/>;&gt; dx Offset &lt;Color&gt; </text:p>
      <text:p text:style-name="P1"><text:s text:c="4"/>push si <text:s text:c="12"/>;-------------------------------------------------------</text:p>
      <text:p text:style-name="P1"><text:s text:c="4"/>push @DATA</text:p>
      <text:p text:style-name="P1"><text:s text:c="4"/>pop ds <text:s text:c="14"/></text:p>
      <text:p text:style-name="P1"><text:s text:c="4"/>push video_seg</text:p>
      <text:p text:style-name="P1"><text:s text:c="4"/>pop es <text:s text:c="14"/></text:p>
      <text:p text:style-name="P1"><text:s text:c="4"/>add bx, 4 <text:s text:c="18"/>;=&gt; Setting the start-position on screen</text:p>
      <text:p text:style-name="P1"><text:s text:c="4"/>imul bx, win_width <text:s text:c="9"/>; <text:s text:c="2"/>( y * window_width + x)</text:p>
      <text:p text:style-name="P1"><text:s text:c="4"/>mov di, ax <text:s text:c="17"/></text:p>
      <text:p text:style-name="P1"><text:s text:c="4"/>add di, bx <text:s text:c="18"/></text:p>
      <text:p text:style-name="P1"><text:s text:c="4"/>add di, 4 <text:s text:c="18"/>;&lt;=|</text:p>
      <text:p text:style-name="P1"><text:s text:c="4"/>mov si, dx <text:s text:c="17"/>; Setting stone to place</text:p>
      <text:p text:style-name="P1"><text:s text:c="4"/>mov bx, field_size <text:s text:c="9"/>; Setting height to field_size</text:p>
      <text:p text:style-name="P1"><text:s text:c="4"/>cli</text:p>
      <text:p text:style-name="P1">ROW: <text:s text:c="3"/>mov cx, field_size <text:s text:c="5"/>; Setting width to field_size</text:p>
      <text:p text:style-name="P1">COL: <text:s text:c="3"/>movsb <text:s text:c="26"/>; Moving ds:si to es:di</text:p>
      <text:p text:style-name="P1"><text:s text:c="8"/>loop COL <text:s text:c="23"/>; <text:s text:c="2"/>for complete field_size</text:p>
      <text:p text:style-name="P1"><text:s text:c="8"/>add di, win_width - field_size <text:s/>; Switching to next line</text:p>
      <text:p text:style-name="P1"><text:s text:c="8"/>add si, 256 <text:s text:c="20"/>; Adding 16*16 = 256 to si for next line</text:p>
      <text:p text:style-name="P1"><text:s text:c="8"/>dec bx <text:s text:c="25"/>; one less row to go</text:p>
      <text:p text:style-name="P1"><text:s text:c="8"/>jnz ROW</text:p>
      <text:p text:style-name="P1"><text:s text:c="8"/>sti</text:p>
      <text:p text:style-name="P1"><text:s text:c="8"/>pop si</text:p>
      <text:p text:style-name="P1"><text:s text:c="8"/>pop di</text:p>
      <text:p text:style-name="P1"><text:s text:c="8"/>pop cx</text:p>
      <text:p text:style-name="P1"><text:s text:c="8"/>pop bx</text:p>
      <text:p text:style-name="P1"><text:s text:c="8"/>call SHOWMOUSE <text:s text:c="9"/>; Showing mouse cursor</text:p>
      <text:p text:style-name="P1"><text:s text:c="8"/>ret</text:p>
      <text:p text:style-name="P1">PLACESTONE endp <text:s text:c="3"/></text:p>
      <text:p text:style-name="P1">DRAWBOARD proc <text:s text:c="17"/>;-----------------------------------------------</text:p>
      <text:p text:style-name="P1"><text:s text:c="6"/>xor bx, bx <text:s text:c="15"/>; Draws the board on the screen. The size will</text:p>
      <text:p text:style-name="P1"><text:s text:c="6"/>mov dx, OFFSET BufferField; be board_size*board_size. <text:s text:c="8"/></text:p>
      <text:p text:style-name="P1"><text:s text:c="6"/>mov ch, board_size <text:s text:c="7"/>;-----------------------------------------------</text:p>
      <text:p text:style-name="P1">ROW1: mov cl, board_size <text:s text:c="7"/></text:p>
      <text:p text:style-name="P1"><text:s text:c="6"/>xor ax, ax <text:s text:c="15"/></text:p>
      <text:p text:style-name="P1">COL1: call PLACESTONE <text:s text:c="12"/>; Place a field-stone</text:p>
      <text:p text:style-name="P1"><text:s text:c="6"/>add ax, field_size <text:s text:c="9"/>; Move to next X stone</text:p>
      <text:p text:style-name="P1"><text:s text:c="6"/>dec cl</text:p>
      <text:p text:style-name="P1"><text:s text:c="6"/>cmp cl, 0</text:p>
      <text:p text:style-name="P1"><text:s text:c="6"/>jne COL1</text:p>
      <text:p text:style-name="P1"><text:s text:c="6"/>add bx, field_size <text:s text:c="9"/>; Move to next Y stone</text:p>
      <text:p text:style-name="P1"><text:s text:c="6"/>dec ch</text:p>
      <text:p text:style-name="P1"><text:s text:c="6"/>cmp ch, 0</text:p>
      <text:p text:style-name="P1"><text:s text:c="6"/>jne ROW1</text:p>
      <text:p text:style-name="P1"><text:s text:c="6"/>ret</text:p>
      <text:p text:style-name="P1">DRAWBOARD endp</text:p>
      <text:p text:style-name="P1"/>
      <text:p text:style-name="P1">;== END ==</text:p>
      <text:p text:style-name="P1">end GoAS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Mono1" svg:font-family="FreeMono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0.5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FreeMono1" fo:font-size="10pt" style:font-name-asian="FreeMono1" style:font-size-asian="10pt" style:font-name-complex="FreeMono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09-30T22:15:13</dc:date>
    <meta:editing-duration>PT00H04M48S</meta:editing-duration>
    <meta:editing-cycles>3</meta:editing-cycles>
    <meta:document-statistic meta:table-count="0" meta:image-count="0" meta:object-count="0" meta:page-count="16" meta:paragraph-count="1067" meta:word-count="6345" meta:character-count="52714"/>
  </office:meta>
</office:document-meta>
</file>